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/>
      <style:text-properties fo:color="#000000"/>
    </style:style>
    <style:style style:name="ce2" style:family="table-cell" style:parent-style-name="Default" style:data-style-name="N15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fo:font-size="9pt" style:font-size-asian="9pt" style:font-size-complex="9pt" fo:font-weight="bold" style:font-weight-asian="bold" style:font-weight-complex="bold"/>
    </style:style>
    <style:style style:name="ce3" style:family="table-cell" style:parent-style-name="Default" style:data-style-name="N15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fo:font-size="9pt" style:font-size-asian="9pt" style:font-size-complex="9pt" fo:font-weight="bold" style:font-weight-asian="bold" style:font-weight-complex="bold"/>
    </style:style>
    <style:style style:name="ce4" style:family="table-cell" style:parent-style-name="Default" style:data-style-name="N15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fo:font-size="9pt" style:font-size-asian="9pt" style:font-size-complex="9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transparent"/>
      <style:text-properties fo:color="#000000" fo:font-size="9pt" style:font-size-asian="9pt" style:font-size-complex="9pt"/>
    </style:style>
    <style:style style:name="ce6" style:family="table-cell" style:parent-style-name="Default" style:data-style-name="N0">
      <style:table-cell-properties style:vertical-align="middle" fo:background-color="transparent"/>
      <style:text-properties fo:color="#000000"/>
    </style:style>
    <style:style style:name="ce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color="#000000"/>
    </style:style>
    <style:style style:name="ce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00000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style:vertical-align="middle" fo:background-color="#CCFFC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CCFFC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transparent"/>
      <style:text-properties fo:color="#000000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17" style:family="table-cell" style:parent-style-name="Normal_32_4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size="9pt" style:font-size-asian="9pt" style:font-size-complex="9pt"/>
    </style:style>
    <style:style style:name="ce18" style:family="table-cell" style:parent-style-name="Normal_32_4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fo:font-size="9pt" style:font-size-asian="9pt" style:font-size-complex="9pt"/>
    </style:style>
    <style:style style:name="ce19" style:family="table-cell" style:parent-style-name="Normal_32_4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size="9pt" style:font-size-asian="9pt" style:font-size-complex="9pt"/>
    </style:style>
    <style:style style:name="ce20" style:family="table-cell" style:parent-style-name="Normal_32_4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fo:font-size="9pt" style:font-size-asian="9pt" style:font-size-complex="9pt"/>
    </style:style>
    <style:style style:name="ce21" style:family="table-cell" style:parent-style-name="Normal_32_4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size="9pt" style:font-size-asian="9pt" style:font-size-complex="9pt"/>
    </style:style>
    <style:style style:name="ce22" style:family="table-cell" style:parent-style-name="Normal_32_4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fo:font-size="9pt" style:font-size-asian="9pt" style:font-size-complex="9pt"/>
    </style:style>
    <style:style style:name="ce23" style:family="table-cell" style:parent-style-name="Normal_32_4" style:data-style-name="N0">
      <style:table-cell-properties fo:border-top="thin solid #000000" fo:border-bottom="thin solid #000000" fo:border-left="2pt solid #000000" fo:border-right="thin solid #000000" style:vertical-align="middle" fo:background-color="#CCFFCC" style:cell-protect="protected" style:repeat-content="false"/>
      <style:paragraph-properties fo:text-align="center"/>
      <style:text-properties fo:color="#000000" fo:font-size="9pt" style:font-size-asian="9pt" style:font-size-complex="9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CCFFC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background-color="#CCFFC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CCFFC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CCFFCC" style:repeat-content="false"/>
      <style:paragraph-properties fo:text-align="center"/>
      <style:text-properties fo:color="#000000" fo:font-size="9pt" style:font-size-asian="9pt" style:font-size-complex="9pt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middle" fo:background-color="#CCFFCC" style:repeat-content="false"/>
      <style:paragraph-properties fo:text-align="center"/>
      <style:text-properties fo:color="#000000" fo:font-size="9pt" style:font-size-asian="9pt" style:font-size-complex="9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CCFFCC" style:repeat-content="false"/>
      <style:paragraph-properties fo:text-align="center"/>
      <style:text-properties fo:color="#000000" fo:font-size="9pt" style:font-size-asian="9pt" style:font-size-complex="9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background-color="#CCFFC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CCFFC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CFFC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CCFFC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CCFFCC" style:repeat-content="false"/>
      <style:paragraph-properties fo:text-align="center"/>
      <style:text-properties fo:color="#000000" fo:font-size="9pt" style:font-size-asian="9pt" style:font-size-complex="9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background-color="#CCFFC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1.5875cm" style:use-optimal-column-width="true"/>
    </style:style>
    <style:style style:name="co2" style:family="table-column">
      <style:table-column-properties fo:break-before="auto" style:column-width="3.96875cm" style:use-optimal-column-width="true"/>
    </style:style>
    <style:style style:name="co3" style:family="table-column">
      <style:table-column-properties fo:break-before="auto" style:column-width="13.890625cm"/>
    </style:style>
    <style:style style:name="co4" style:family="table-column">
      <style:table-column-properties fo:break-before="auto" style:column-width="1.61395833333333cm" style:use-optimal-column-width="true"/>
    </style:style>
    <style:style style:name="co5" style:family="table-column">
      <style:table-column-properties fo:break-before="auto" style:column-width="7.06437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2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72pt" style:use-optimal-row-height="true" fo:break-before="auto"/>
    </style:style>
    <style:style style:name="ro6" style:family="table-row">
      <style:table-row-properties style:row-height="156pt" style:use-optimal-row-height="true" fo:break-before="auto"/>
    </style:style>
    <style:style style:name="ro7" style:family="table-row">
      <style:table-row-properties style:row-height="132pt" style:use-optimal-row-height="true" fo:break-before="auto"/>
    </style:style>
    <style:style style:name="ro8" style:family="table-row">
      <style:table-row-properties style:row-height="192pt" style:use-optimal-row-height="true" fo:break-before="auto"/>
    </style:style>
    <style:style style:name="ro9" style:family="table-row">
      <style:table-row-properties style:row-height="48pt" style:use-optimal-row-height="true" fo:break-before="auto"/>
    </style:style>
    <style:style style:name="ro10" style:family="table-row">
      <style:table-row-properties style:row-height="60pt" style:use-optimal-row-height="true" fo:break-before="auto"/>
    </style:style>
    <style:style style:name="ro11" style:family="table-row">
      <style:table-row-properties style:row-height="36pt" style:use-optimal-row-height="true" fo:break-before="auto"/>
    </style:style>
    <style:style style:name="ro12" style:family="table-row">
      <style:table-row-properties style:row-height="216pt" style:use-optimal-row-height="true" fo:break-before="auto"/>
    </style:style>
    <style:style style:name="ro13" style:family="table-row">
      <style:table-row-properties style:row-height="84pt" style:use-optimal-row-height="true" fo:break-before="auto"/>
    </style:style>
    <style:style style:name="ro14" style:family="table-row">
      <style:table-row-properties style:row-height="10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IC_Domicílios2019_-_Indivíduos" table:style-name="ta1">
        <table:table-column table:style-name="co1" table:default-cell-style-name="ce7"/>
        <table:table-column table:style-name="co2" table:default-cell-style-name="ce8"/>
        <table:table-column table:style-name="co3" table:default-cell-style-name="ce9"/>
        <table:table-column table:style-name="co4" table:default-cell-style-name="ce8"/>
        <table:table-column table:style-name="co5" table:default-cell-style-name="ce8"/>
        <table:table-column table:style-name="co6" table:number-columns-repeated="16379" table:default-cell-style-name="ce6"/>
        <table:table-row table:style-name="ro1">
          <table:table-cell office:value-type="string" table:number-columns-spanned="5" table:number-rows-spanned="1" table:style-name="ce37">
            <text:p>Dicionário de variáveis da pesquisa TIC Domicílios 2019</text:p>
            <text:p>Microdados da Pesquisa Básica - 15/05/2020</text:p>
          </table:table-cell>
          <table:covered-table-cell table:number-columns-repeated="4"/>
          <table:table-cell table:number-columns-repeated="16379" table:style-name="ce1"/>
        </table:table-row>
        <table:table-row table:style-name="ro2">
          <table:table-cell office:value-type="string" table:style-name="ce2">
            <text:p>Tamanho</text:p>
          </table:table-cell>
          <table:table-cell office:value-type="string" table:style-name="ce3">
            <text:p>ID_variável</text:p>
          </table:table-cell>
          <table:table-cell office:value-type="string" table:style-name="ce4">
            <text:p>Descrição da variável</text:p>
          </table:table-cell>
          <table:table-cell office:value-type="string" table:style-name="ce4">
            <text:p>Tipo</text:p>
          </table:table-cell>
          <table:table-cell office:value-type="string" table:style-name="ce4">
            <text:p>Código e rótulo da variável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5" table:number-rows-spanned="1" table:style-name="ce38">
            <text:p>Informações do domicílio</text:p>
          </table:table-cell>
          <table:covered-table-cell table:number-columns-repeated="4"/>
          <table:table-cell table:number-columns-repeated="16379" table:style-name="ce1"/>
        </table:table-row>
        <table:table-row table:style-name="ro3">
          <table:table-cell office:value-type="float" office:value="8" table:style-name="ce16">
            <text:p>8</text:p>
          </table:table-cell>
          <table:table-cell office:value-type="string" table:style-name="ce15">
            <text:p>QUEST</text:p>
          </table:table-cell>
          <table:table-cell office:value-type="string" table:style-name="ce15">
            <text:p>Número de identificação do questionário</text:p>
          </table:table-cell>
          <table:table-cell office:value-type="string" table:style-name="ce15">
            <text:p>Numérico</text:p>
          </table:table-cell>
          <table:table-cell table:style-name="ce15"/>
          <table:table-cell table:number-columns-repeated="16379" table:style-name="ce5"/>
        </table:table-row>
        <table:table-row table:style-name="ro3">
          <table:table-cell office:value-type="float" office:value="7" table:style-name="ce16">
            <text:p>7</text:p>
          </table:table-cell>
          <table:table-cell office:value-type="string" table:style-name="ce15">
            <text:p>ESTRATO</text:p>
          </table:table-cell>
          <table:table-cell office:value-type="string" table:style-name="ce15">
            <text:p>Estrato de seleção</text:p>
          </table:table-cell>
          <table:table-cell office:value-type="string" table:style-name="ce15">
            <text:p>Numérico</text:p>
          </table:table-cell>
          <table:table-cell table:style-name="ce15"/>
          <table:table-cell table:number-columns-repeated="16379" table:style-name="ce5"/>
        </table:table-row>
        <table:table-row table:style-name="ro3">
          <table:table-cell office:value-type="float" office:value="15" table:style-name="ce16">
            <text:p>15</text:p>
          </table:table-cell>
          <table:table-cell office:value-type="string" table:style-name="ce15">
            <text:p>UPA</text:p>
          </table:table-cell>
          <table:table-cell office:value-type="string" table:style-name="ce15">
            <text:p>Unidade Primária de Amostragem</text:p>
          </table:table-cell>
          <table:table-cell office:value-type="string" table:style-name="ce15">
            <text:p>Numérico</text:p>
          </table:table-cell>
          <table:table-cell table:style-name="ce15"/>
          <table:table-cell table:number-columns-repeated="16379" table:style-name="ce5"/>
        </table:table-row>
        <table:table-row table:style-name="ro3">
          <table:table-cell office:value-type="float" office:value="8" table:style-name="ce16">
            <text:p>8</text:p>
          </table:table-cell>
          <table:table-cell office:value-type="string" table:style-name="ce15">
            <text:p>ID_DOMICILIO</text:p>
          </table:table-cell>
          <table:table-cell office:value-type="string" table:style-name="ce15">
            <text:p>Número de identificação do domicílio</text:p>
          </table:table-cell>
          <table:table-cell office:value-type="string" table:style-name="ce15">
            <text:p>Numérico</text:p>
          </table:table-cell>
          <table:table-cell table:style-name="ce15"/>
          <table:table-cell table:number-columns-repeated="16379" table:style-name="ce5"/>
        </table:table-row>
        <table:table-row table:style-name="ro4">
          <table:table-cell office:value-type="float" office:value="8" table:style-name="ce16">
            <text:p>8</text:p>
          </table:table-cell>
          <table:table-cell office:value-type="string" table:style-name="ce15">
            <text:p>ID_MORADOR</text:p>
          </table:table-cell>
          <table:table-cell office:value-type="string" table:style-name="ce15">
            <text:p>Número de identificação do morador que foi selecionado para responder a pesquisa (id_morador do quadro domiciliar)</text:p>
          </table:table-cell>
          <table:table-cell office:value-type="string" table:style-name="ce15">
            <text:p>Numérico</text:p>
          </table:table-cell>
          <table:table-cell table:style-name="ce15"/>
          <table:table-cell table:number-columns-repeated="16379" table:style-name="ce5"/>
        </table:table-row>
        <table:table-row table:style-name="ro4">
          <table:table-cell office:value-type="float" office:value="1" table:style-name="ce16">
            <text:p>1</text:p>
          </table:table-cell>
          <table:table-cell office:value-type="string" table:style-name="ce15">
            <text:p>SEXO</text:p>
          </table:table-cell>
          <table:table-cell office:value-type="string" table:style-name="ce15">
            <text:p>Sexo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1="Masculino"</text:p>
            <text:p>2="Feminino"</text:p>
          </table:table-cell>
          <table:table-cell table:number-columns-repeated="16379" table:style-name="ce5"/>
        </table:table-row>
        <table:table-row table:style-name="ro3">
          <table:table-cell office:value-type="float" office:value="1" table:style-name="ce16">
            <text:p>1</text:p>
          </table:table-cell>
          <table:table-cell office:value-type="string" table:style-name="ce15">
            <text:p>IDADE</text:p>
          </table:table-cell>
          <table:table-cell office:value-type="string" table:style-name="ce15">
            <text:p>Idade do respondente</text:p>
          </table:table-cell>
          <table:table-cell office:value-type="string" table:style-name="ce15">
            <text:p>Numérico</text:p>
          </table:table-cell>
          <table:table-cell table:style-name="ce15"/>
          <table:table-cell table:number-columns-repeated="16379" table:style-name="ce5"/>
        </table:table-row>
        <table:table-row table:style-name="ro5">
          <table:table-cell office:value-type="float" office:value="1" table:style-name="ce16">
            <text:p>1</text:p>
          </table:table-cell>
          <table:table-cell office:value-type="string" table:style-name="ce15">
            <text:p>FAIXA_ETARIA</text:p>
          </table:table-cell>
          <table:table-cell office:value-type="string" table:style-name="ce15">
            <text:p>Faixa etária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1="De 10 a 15 anos"</text:p>
            <text:p>2="De 16 a 24 anos"</text:p>
            <text:p>3="De 25 a 34 anos"</text:p>
            <text:p>4="De 35 a 44 anos"</text:p>
            <text:p>5="De 45 a 59 anos"</text:p>
            <text:p>6="60 anos ou mais"</text:p>
          </table:table-cell>
          <table:table-cell table:number-columns-repeated="16379" table:style-name="ce5"/>
        </table:table-row>
        <table:table-row table:style-name="ro6">
          <table:table-cell office:value-type="float" office:value="1" table:style-name="ce16">
            <text:p>1</text:p>
          </table:table-cell>
          <table:table-cell office:value-type="string" table:style-name="ce15">
            <text:p>GRAU_INSTRUCAO</text:p>
          </table:table-cell>
          <table:table-cell office:value-type="string" table:style-name="ce15">
            <text:p>Grau de instrução informado pelo respondente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1="Analfabeto"</text:p>
            <text:p>2="Sabe ler/escrever, mas não cursou escola"</text:p>
            <text:p>3="Até pré-escola incompleto"</text:p>
            <text:p>4="Pré-escola completo"</text:p>
            <text:p>5="1a até 3a série/1a até 3a série"</text:p>
            <text:p>6="4a série/4a até 5a série"</text:p>
            <text:p>7="5a até 7a série/1a até 3a série"</text:p>
            <text:p>8="8a série/4a série"</text:p>
            <text:p>9="1a e 2a série/1a e 2a série"</text:p>
            <text:p>10="3a série/vestibular"</text:p>
            <text:p>11="Superior incompleto"</text:p>
            <text:p>12="Superior completo"</text:p>
          </table:table-cell>
          <table:table-cell table:number-columns-repeated="16379" table:style-name="ce5"/>
        </table:table-row>
        <table:table-row table:style-name="ro7">
          <table:table-cell office:value-type="float" office:value="1" table:style-name="ce16">
            <text:p>1</text:p>
          </table:table-cell>
          <table:table-cell office:value-type="string" table:style-name="ce15">
            <text:p>PEA</text:p>
          </table:table-cell>
          <table:table-cell office:value-type="string" table:style-name="ce15">
            <text:p>Condição de atividade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1 = "Trabalha em atividade remunerada (na força de trabalho)"</text:p>
            <text:p>2 = "Trabalha em atividade não remunerada, como ajudante (na força de trabalho)"</text:p>
            <text:p>3 = "Trabalha mas está afastado (na força de trabalho)"</text:p>
            <text:p>4 = "Tomou providência para conseguir trabalho nos últimos 30 dias (na força de trabalho)"</text:p>
            <text:p>5 = "Não trabalha e não procurou trabalho nos últimos 30 dias (fora da força de trabalho)"</text:p>
          </table:table-cell>
          <table:table-cell table:number-columns-repeated="16379" table:style-name="ce5"/>
        </table:table-row>
        <table:table-row table:style-name="ro7">
          <table:table-cell office:value-type="float" office:value="2" table:style-name="ce16">
            <text:p>2</text:p>
          </table:table-cell>
          <table:table-cell office:value-type="string" table:style-name="ce15">
            <text:p>RENDA_PESSOAL</text:p>
          </table:table-cell>
          <table:table-cell office:value-type="string" table:style-name="ce15">
            <text:p>Renda pessoal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1 = "Até R$ 998,00"</text:p>
            <text:p>2 = "De R$ 998,01 até R$ 1.996,00"</text:p>
            <text:p>3 = "De R$ 1.996,01 até R$ 2.994,00"</text:p>
            <text:p>4 = "De R$ 2.994,01 até R$ 4.990,00"</text:p>
            <text:p>5 = "De R4.990,01 até R$ 9.980,00"</text:p>
            <text:p>6 = "De R$ 9.980,01 até R$ 19.960,00"</text:p>
            <text:p>7 = "De R$ 19.960,01 até R$ 29.940,00"</text:p>
            <text:p>8 = "Mais de R$ 29.940,00"</text:p>
            <text:p>9 = "Não tem renda"</text:p>
            <text:p>97 = "Não sabe"</text:p>
            <text:p>98 = "Não respondeu"</text:p>
          </table:table-cell>
          <table:table-cell table:number-columns-repeated="16379" table:style-name="ce5"/>
        </table:table-row>
        <table:table-row table:style-name="ro8">
          <table:table-cell office:value-type="float" office:value="2" table:style-name="ce16">
            <text:p>2</text:p>
          </table:table-cell>
          <table:table-cell office:value-type="string" table:style-name="ce15">
            <text:p>RELIGIAO</text:p>
          </table:table-cell>
          <table:table-cell office:value-type="string" table:style-name="ce15">
            <text:p>Religião ou culto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1 = "Católica"</text:p>
            <text:p>2 = "Luterana/Presbiteriana/Metodista/Batista"</text:p>
            <text:p>3 = "Outras Igrejas Evangélicas"</text:p>
            <text:p>4 = "Outras religiosidades cristãs"</text:p>
            <text:p>5 = "Islamismo / Muçulmano"</text:p>
            <text:p>6 = "Espírita"</text:p>
            <text:p>7 = "Umbanda"</text:p>
            <text:p>8 = "Candomblé"</text:p>
            <text:p>9 = "Judaismo"</text:p>
            <text:p>10 = "Hinduismo"</text:p>
            <text:p>11 = "Budismo"</text:p>
            <text:p>12 = "Sem religião"</text:p>
            <text:p>13 = "Agnóstico"</text:p>
            <text:p>14 = "Ateu "</text:p>
            <text:p>16 = "Outras religiões"</text:p>
            <text:p>98 = "Não respondeu"</text:p>
          </table:table-cell>
          <table:table-cell table:number-columns-repeated="16379" table:style-name="ce5"/>
        </table:table-row>
        <table:table-row table:style-name="ro5">
          <table:table-cell office:value-type="float" office:value="2" table:style-name="ce16">
            <text:p>2</text:p>
          </table:table-cell>
          <table:table-cell office:value-type="string" table:style-name="ce15">
            <text:p>RACA</text:p>
          </table:table-cell>
          <table:table-cell office:value-type="string" table:style-name="ce15">
            <text:p>Cor ou raça declarada pelo respondente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1="Branca"</text:p>
            <text:p>2="Preta"</text:p>
            <text:p>3="Parda"</text:p>
            <text:p>4="Amarela"</text:p>
            <text:p>5="Indígena"</text:p>
            <text:p>98="Não respondeu"</text:p>
          </table:table-cell>
          <table:table-cell table:number-columns-repeated="16379" table:style-name="ce5"/>
        </table:table-row>
        <table:table-row table:style-name="ro3">
          <table:table-cell office:value-type="string" table:number-columns-spanned="5" table:number-rows-spanned="1" table:style-name="ce33">
            <text:p>Uso da Internet</text:p>
          </table:table-cell>
          <table:covered-table-cell table:number-columns-repeated="4"/>
          <table:table-cell table:number-columns-repeated="16379" table:style-name="ce5"/>
        </table:table-row>
        <table:table-row table:style-name="ro9">
          <table:table-cell office:value-type="float" office:value="2" table:style-name="ce16">
            <text:p>2</text:p>
          </table:table-cell>
          <table:table-cell office:value-type="string" table:style-name="ce15">
            <text:p>C1</text:p>
          </table:table-cell>
          <table:table-cell office:value-type="string" table:style-name="ce15">
            <text:p>O respondente já usou a Internet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2_A</text:p>
          </table:table-cell>
          <table:table-cell office:value-type="string" table:style-name="ce15">
            <text:p>O respondente nunca usou a Internet por falta de necessidade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2_B</text:p>
          </table:table-cell>
          <table:table-cell office:value-type="string" table:style-name="ce15">
            <text:p>O respondente nunca usou a Internet por falta de interesse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2_C</text:p>
          </table:table-cell>
          <table:table-cell office:value-type="string" table:style-name="ce15">
            <text:p>O respondente nunca usou a Internet por falta de habilidade com o computador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2_D</text:p>
          </table:table-cell>
          <table:table-cell office:value-type="string" table:style-name="ce15">
            <text:p>O respondente nunca usou a Internet por não ter onde usar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2_E</text:p>
          </table:table-cell>
          <table:table-cell office:value-type="string" table:style-name="ce15">
            <text:p>O respondente nunca usou a Internet por ser muito caro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2_F</text:p>
          </table:table-cell>
          <table:table-cell office:value-type="string" table:style-name="ce15">
            <text:p>O respondente nunca usou a Internet por preocupações com segurança ou privacidade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2_G</text:p>
          </table:table-cell>
          <table:table-cell office:value-type="string" table:style-name="ce15">
            <text:p>O respondente nunca usou a Internet para evitar o contato com conteúdo perigoso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1">
          <table:table-cell office:value-type="float" office:value="2" table:style-name="ce16">
            <text:p>2</text:p>
          </table:table-cell>
          <table:table-cell office:value-type="string" table:style-name="ce15">
            <text:p>C2_OUTRO</text:p>
          </table:table-cell>
          <table:table-cell office:value-type="string" table:style-name="ce15">
            <text:p>O respondente nunca usou a Internet por outro motivo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9 = "Não se aplica"</text:p>
          </table:table-cell>
          <table:table-cell table:number-columns-repeated="16379" table:style-name="ce5"/>
        </table:table-row>
        <table:table-row table:style-name="ro4">
          <table:table-cell office:value-type="float" office:value="2" table:style-name="ce16">
            <text:p>2</text:p>
          </table:table-cell>
          <table:table-cell office:value-type="string" table:style-name="ce15">
            <text:p>C2_OUTRO_DESC</text:p>
          </table:table-cell>
          <table:table-cell office:value-type="string" table:style-name="ce15">
            <text:p>Outro motivo mencionado pelo respondente para que usar Internet (listagem).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&lt;gerar códigos&gt;</text:p>
            <text:p>99 = "Não se aplica"</text:p>
          </table:table-cell>
          <table:table-cell table:number-columns-repeated="16379" table:style-name="ce5"/>
        </table:table-row>
        <table:table-row table:style-name="ro6">
          <table:table-cell office:value-type="float" office:value="2" table:style-name="ce16">
            <text:p>2</text:p>
          </table:table-cell>
          <table:table-cell office:value-type="string" table:style-name="ce15">
            <text:p>C2A</text:p>
          </table:table-cell>
          <table:table-cell office:value-type="string" table:style-name="ce15">
            <text:p>E qual desses motivos é o principal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1 = Por falta de necessidade</text:p>
            <text:p>2 = Por falta de interesse</text:p>
            <text:p>3 = Por falta de habilidade com o computador</text:p>
            <text:p>4 = Por não ter onde usar</text:p>
            <text:p>5 = Por ser muito caro</text:p>
            <text:p>6 = Por ter preocupações com segurança ou privacidade</text:p>
            <text:p>7 = Por evitar o contato com conteúdo perigoso</text:p>
            <text:p>8 = Outro</text:p>
            <text:p>97 = Não sabe</text:p>
            <text:p>98 = Não respondeu</text:p>
            <text:p>99 = "Não se aplica"</text:p>
          </table:table-cell>
          <table:table-cell table:number-columns-repeated="16379" table:style-name="ce5"/>
        </table:table-row>
        <table:table-row table:style-name="ro9">
          <table:table-cell office:value-type="float" office:value="2" table:style-name="ce16">
            <text:p>2</text:p>
          </table:table-cell>
          <table:table-cell office:value-type="string" table:style-name="ce15">
            <text:p>C3</text:p>
          </table:table-cell>
          <table:table-cell office:value-type="string" table:style-name="ce15">
            <text:p>Quando o respondente usou a Internet pela última vez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1 = "Há menos de 3 meses"</text:p>
            <text:p>2 = "Entre 3 meses e 12 meses"</text:p>
            <text:p>3 = "Mais de 12 meses atrás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4</text:p>
          </table:table-cell>
          <table:table-cell office:value-type="string" table:style-name="ce15">
            <text:p>Em média, com que freqüência o respondente usou a Internet nos últimos 3 meses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1 = "Todos os dias ou quase todos os dias"</text:p>
            <text:p>2 = "Pelo menos uma vez por semana"</text:p>
            <text:p>3 = "Pelo menos uma vez por mês"</text:p>
            <text:p>4 = "Menos do que uma vez por mês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5_A</text:p>
          </table:table-cell>
          <table:table-cell office:value-type="string" table:style-name="ce15">
            <text:p>Nos últimos 3 meses, o respondente utilizou a Internet no computador de mesa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5_B</text:p>
          </table:table-cell>
          <table:table-cell office:value-type="string" table:style-name="ce15">
            <text:p>Nos últimos 3 meses, o respondente utilizou a Internet no notebook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5_C</text:p>
          </table:table-cell>
          <table:table-cell office:value-type="string" table:style-name="ce15">
            <text:p>Nos últimos 3 meses, o respondente utilizou a Internet no Tablet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5_D</text:p>
          </table:table-cell>
          <table:table-cell office:value-type="string" table:style-name="ce15">
            <text:p>Nos últimos 3 meses, o respondente utilizou a Internet no telefone celular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5_E</text:p>
          </table:table-cell>
          <table:table-cell office:value-type="string" table:style-name="ce15">
            <text:p>Nos últimos 3 meses, o respondente utilizou a Internet no videogame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5_F</text:p>
          </table:table-cell>
          <table:table-cell office:value-type="string" table:style-name="ce15">
            <text:p>Nos últimos 3 meses, o respondente utilizou a Internet na televisão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1">
          <table:table-cell office:value-type="float" office:value="2" table:style-name="ce16">
            <text:p>2</text:p>
          </table:table-cell>
          <table:table-cell office:value-type="string" table:style-name="ce15">
            <text:p>C5_OUTRO</text:p>
          </table:table-cell>
          <table:table-cell office:value-type="string" table:style-name="ce15">
            <text:p>Nos últimos 3 meses, o respondente utilizou a Internet em outro aparelho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9 = "Não se aplica"</text:p>
          </table:table-cell>
          <table:table-cell table:number-columns-repeated="16379" table:style-name="ce5"/>
        </table:table-row>
        <table:table-row table:style-name="ro3">
          <table:table-cell office:value-type="float" office:value="2" table:style-name="ce16">
            <text:p>2</text:p>
          </table:table-cell>
          <table:table-cell office:value-type="string" table:style-name="ce15">
            <text:p>C5_OUTRO_DESC</text:p>
          </table:table-cell>
          <table:table-cell office:value-type="string" table:style-name="ce15">
            <text:p>Outra aparelho mencionado pelo respondente para usar Internet (listagem).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99 = "Não se aplica"</text:p>
          </table:table-cell>
          <table:table-cell table:number-columns-repeated="16379" table:style-name="ce5"/>
        </table:table-row>
        <table:table-row table:style-name="ro11">
          <table:table-cell office:value-type="float" office:value="2" table:style-name="ce16">
            <text:p>2</text:p>
          </table:table-cell>
          <table:table-cell office:value-type="string" table:style-name="ce15">
            <text:p>C6_A</text:p>
          </table:table-cell>
          <table:table-cell office:value-type="string" table:style-name="ce15">
            <text:p>Pensando nos últimos 3 meses, o respondente utilizou a Internet em casa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9 = "Não se aplica"</text:p>
          </table:table-cell>
          <table:table-cell table:number-columns-repeated="16379" table:style-name="ce5"/>
        </table:table-row>
        <table:table-row table:style-name="ro11">
          <table:table-cell office:value-type="float" office:value="2" table:style-name="ce16">
            <text:p>2</text:p>
          </table:table-cell>
          <table:table-cell office:value-type="string" table:style-name="ce15">
            <text:p>C6_B</text:p>
          </table:table-cell>
          <table:table-cell office:value-type="string" table:style-name="ce15">
            <text:p>Pensando nos últimos 3 meses, o respondente utilizou a Internet no trabalho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9 = "Não se aplica"</text:p>
          </table:table-cell>
          <table:table-cell table:number-columns-repeated="16379" table:style-name="ce5"/>
        </table:table-row>
        <table:table-row table:style-name="ro11">
          <table:table-cell office:value-type="float" office:value="2" table:style-name="ce16">
            <text:p>2</text:p>
          </table:table-cell>
          <table:table-cell office:value-type="string" table:style-name="ce15">
            <text:p>C6_C</text:p>
          </table:table-cell>
          <table:table-cell office:value-type="string" table:style-name="ce15">
            <text:p>Pensando nos últimos 3 meses, o respondente utilizou a Internet na escola ou estabelecimento de ensino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9 = "Não se aplica"</text:p>
          </table:table-cell>
          <table:table-cell table:number-columns-repeated="16379" table:style-name="ce5"/>
        </table:table-row>
        <table:table-row table:style-name="ro11">
          <table:table-cell office:value-type="float" office:value="2" table:style-name="ce16">
            <text:p>2</text:p>
          </table:table-cell>
          <table:table-cell office:value-type="string" table:style-name="ce15">
            <text:p>C6_D</text:p>
          </table:table-cell>
          <table:table-cell office:value-type="string" table:style-name="ce15">
            <text:p>Pensando nos últimos 3 meses, o respondente utilizou a Internet na casa de outra pessoa, como por exemplo amigo, vizinho ou familiar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9 = "Não se aplica"</text:p>
          </table:table-cell>
          <table:table-cell table:number-columns-repeated="16379" table:style-name="ce5"/>
        </table:table-row>
        <table:table-row table:style-name="ro11">
          <table:table-cell office:value-type="float" office:value="2" table:style-name="ce16">
            <text:p>2</text:p>
          </table:table-cell>
          <table:table-cell office:value-type="string" table:style-name="ce15">
            <text:p>C6_E</text:p>
          </table:table-cell>
          <table:table-cell office:value-type="string" table:style-name="ce15">
            <text:p>Pensando nos últimos 3 meses, o respondente utilizou a Internet no centro público de acesso gratuito, como por exemplo telecentro, biblioteca ou entidade comunitária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9 = "Não se aplica"</text:p>
          </table:table-cell>
          <table:table-cell table:number-columns-repeated="16379" table:style-name="ce5"/>
        </table:table-row>
        <table:table-row table:style-name="ro11">
          <table:table-cell office:value-type="float" office:value="2" table:style-name="ce16">
            <text:p>2</text:p>
          </table:table-cell>
          <table:table-cell office:value-type="string" table:style-name="ce15">
            <text:p>C6_F</text:p>
          </table:table-cell>
          <table:table-cell office:value-type="string" table:style-name="ce15">
            <text:p>Pensando nos últimos 3 meses, o respondente utilizou a Internet no centro público de acesso pago, como por exemplo lanhouse, Cyber Café ou Internet café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9 = "Não se aplica"</text:p>
          </table:table-cell>
          <table:table-cell table:number-columns-repeated="16379" table:style-name="ce5"/>
        </table:table-row>
        <table:table-row table:style-name="ro11">
          <table:table-cell office:value-type="float" office:value="2" table:style-name="ce16">
            <text:p>2</text:p>
          </table:table-cell>
          <table:table-cell office:value-type="string" table:style-name="ce15">
            <text:p>C6_G</text:p>
          </table:table-cell>
          <table:table-cell office:value-type="string" table:style-name="ce15">
            <text:p>Pensando nos últimos 3 meses, o respondente utilizou a Internet enquanto se desloca, como por exemplo na rua, no ônibus, no metrô, no carro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9 = "Não se aplica"</text:p>
          </table:table-cell>
          <table:table-cell table:number-columns-repeated="16379" table:style-name="ce5"/>
        </table:table-row>
        <table:table-row table:style-name="ro11">
          <table:table-cell office:value-type="float" office:value="2" table:style-name="ce16">
            <text:p>2</text:p>
          </table:table-cell>
          <table:table-cell office:value-type="string" table:style-name="ce15">
            <text:p>C6_OUTRO</text:p>
          </table:table-cell>
          <table:table-cell office:value-type="string" table:style-name="ce15">
            <text:p>Pensando nos últimos 3 meses, o respondente utilizou a Internet em outro lugar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9 = "Não se aplica"</text:p>
          </table:table-cell>
          <table:table-cell table:number-columns-repeated="16379" table:style-name="ce5"/>
        </table:table-row>
        <table:table-row table:style-name="ro3">
          <table:table-cell office:value-type="float" office:value="2" table:style-name="ce16">
            <text:p>2</text:p>
          </table:table-cell>
          <table:table-cell office:value-type="string" table:style-name="ce15">
            <text:p>C6_OUTRO_DESC</text:p>
          </table:table-cell>
          <table:table-cell office:value-type="string" table:style-name="ce15">
            <text:p>Outro lugar mencionado pelo respondente para uso da Internet (listagem).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99 = "Não se aplica"</text:p>
          </table:table-cell>
          <table:table-cell table:number-columns-repeated="16379" table:style-name="ce5"/>
        </table:table-row>
        <table:table-row table:style-name="ro12">
          <table:table-cell office:value-type="float" office:value="2" table:style-name="ce16">
            <text:p>2</text:p>
          </table:table-cell>
          <table:table-cell office:value-type="string" table:style-name="ce15">
            <text:p>C6A</text:p>
          </table:table-cell>
          <table:table-cell office:value-type="string" table:style-name="ce15">
            <text:p>Em qual desses locais o respondente usou a Internet com mais freqüência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1 = "Em casa"</text:p>
            <text:p>2 = "No trabalho"</text:p>
            <text:p>3 = "Na escola ou estabelecimento de ensino"</text:p>
            <text:p>4 = "Na casa de outra pessoa, como por exemplo amigo, vizinho ou familiar"</text:p>
            <text:p>5 = "Centro público de acesso gratuito, como por exemplo telecentro, biblioteca ou entidade comunitária"</text:p>
            <text:p>6 = "Centro público de acesso pago, como por exemplo lanhouse, Cyber Café ou Internet café"</text:p>
            <text:p>7 = "Enquanto se desloca, como por exemplo na rua, no ônibus, no metrô ou no carro"</text:p>
            <text:p>8 = "Outro lugar"</text:p>
            <text:p>97 = 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7_A</text:p>
          </table:table-cell>
          <table:table-cell office:value-type="string" table:style-name="ce15">
            <text:p>Nos últimos 3 meses, <text:s/>o respondente utilizou a Internet para enviar e receber e-mail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7_B</text:p>
          </table:table-cell>
          <table:table-cell office:value-type="string" table:style-name="ce15">
            <text:p>Nos últimos 3 meses, <text:s/>o respondente utilizou a Internet para enviar mensagens instantâneas (como, por exemplo, <text:s/>por Facebook, Skype e Whatsapp)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7_C</text:p>
          </table:table-cell>
          <table:table-cell office:value-type="string" table:style-name="ce15">
            <text:p>Nos últimos 3 meses, <text:s/>o respondente utilizou a Internet para conversar por voz ou vídeo através de programas como Skype ou no Whatsapp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7_D</text:p>
          </table:table-cell>
          <table:table-cell office:value-type="string" table:style-name="ce15">
            <text:p>Nos últimos 3 meses, <text:s/>o respondente utilizou a Internet para participar de redes sociais, como Facebook, Instagram ou Snapchat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7_E</text:p>
          </table:table-cell>
          <table:table-cell office:value-type="string" table:style-name="ce15">
            <text:p>Nos últimos 3 meses, <text:s/>o respondente utilizou a Internet para participar de listas de discussão ou fóruns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7_F</text:p>
          </table:table-cell>
          <table:table-cell office:value-type="string" table:style-name="ce15">
            <text:p>Nos últimos 3 meses, <text:s/>o respondente utilizou a Internet para usar microblog como, por exemplo, Twitter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8_A</text:p>
          </table:table-cell>
          <table:table-cell office:value-type="string" table:style-name="ce15">
            <text:p>Nos últimos 3 meses, o respondente utilizou a Internet para procurar informações sobre produtos e serviços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8_B</text:p>
          </table:table-cell>
          <table:table-cell office:value-type="string" table:style-name="ce15">
            <text:p>Nos últimos 3 meses, o respondente utilizou a Internet para procurar informações relacionadas à saúde ou a serviços de saúde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8_C</text:p>
          </table:table-cell>
          <table:table-cell office:value-type="string" table:style-name="ce15">
            <text:p>Nos últimos 3 meses, o respondente utilizou a Internet para procurar informações sobre viagens e acomodações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8_D</text:p>
          </table:table-cell>
          <table:table-cell office:value-type="string" table:style-name="ce15">
            <text:p>Nos últimos 3 meses, o respondente utilizou a Internet para procurar emprego ou enviar currículos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8_E</text:p>
          </table:table-cell>
          <table:table-cell office:value-type="string" table:style-name="ce15">
            <text:p>Nos últimos 3 meses, o respondente utilizou a Internet para procurar informações em sites de enciclopédia virtual como Wikipédia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8_F</text:p>
          </table:table-cell>
          <table:table-cell office:value-type="string" table:style-name="ce15">
            <text:p>Nos últimos 3 meses, o respondente utilizou a Internet para procurar informações oferecidas por sites de governo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8_G</text:p>
          </table:table-cell>
          <table:table-cell office:value-type="string" table:style-name="ce15">
            <text:p>Nos últimos 3 meses, o respondente utilizou a Internet para realizar algum serviço público como, por exemplo, emitir documentos pela Internet, preencher e enviar formulários online, ou pagar taxas e impostos pela Internet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8_H</text:p>
          </table:table-cell>
          <table:table-cell office:value-type="string" table:style-name="ce15">
            <text:p>Nos últimos 3 meses, o respondente utilizou a Internet para fazer consultas, pagamentos ou outras transações financeiras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9_A</text:p>
          </table:table-cell>
          <table:table-cell office:value-type="string" table:style-name="ce15">
            <text:p>Nos últimos 3 meses, o respondente utilizou a Internet para jogar on-line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9_B</text:p>
          </table:table-cell>
          <table:table-cell office:value-type="string" table:style-name="ce15">
            <text:p>Nos últimos 3 meses, o respondente utilizou a Internet para ouvir música on-line como por Spotify, por Deezer ou por Youtube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9_C</text:p>
          </table:table-cell>
          <table:table-cell office:value-type="string" table:style-name="ce15">
            <text:p>Nos últimos 3 meses, o respondente utilizou a Internet para assistir vídeos, programas, filmes ou séries em sites como o Youtube ou Netflix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9_D</text:p>
          </table:table-cell>
          <table:table-cell office:value-type="string" table:style-name="ce15">
            <text:p>Nos últimos 3 meses, o respondente utilizou a Internet para ler jornais, revistas ou notícias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9_F</text:p>
          </table:table-cell>
          <table:table-cell office:value-type="string" table:style-name="ce15">
            <text:p>Nos últimos 3 meses, o respondente utilizou a Internet para ver exposições e museus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9_G</text:p>
          </table:table-cell>
          <table:table-cell office:value-type="string" table:style-name="ce15">
            <text:p>Nos últimos 3 meses, o respondente utilizou a Internet para ouvir podcasts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14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10_A</text:p>
          </table:table-cell>
          <table:table-cell office:value-type="string" table:style-name="ce15">
            <text:p>Nos últimos 3 meses, o respondente utilizou a Internet para realizar atividades ou pesquisas escolares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10_B</text:p>
          </table:table-cell>
          <table:table-cell office:value-type="string" table:style-name="ce15">
            <text:p>Nos últimos 3 meses, o respondente utilizou a Internet para fazer cursos à distância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10_C</text:p>
          </table:table-cell>
          <table:table-cell office:value-type="string" table:style-name="ce15">
            <text:p>Nos últimos 3 meses, o respondente utilizou a Internet para buscar informações sobre cursos de graduação, pós-graduação e de extensão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10_D</text:p>
          </table:table-cell>
          <table:table-cell office:value-type="string" table:style-name="ce15">
            <text:p>Nos últimos 3 meses, o respondente utilizou a Internet para estudar na Internet por conta própria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10_E</text:p>
          </table:table-cell>
          <table:table-cell office:value-type="string" table:style-name="ce15">
            <text:p>Nos últimos 3 meses, o respondente utilizou a Internet para usar serviço de armazenamento na Internet, como por exemplo Dropbox, Google Drive, Onedrive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10_F</text:p>
          </table:table-cell>
          <table:table-cell office:value-type="string" table:style-name="ce15">
            <text:p>Nos últimos 3 meses, o respondente utilizou a Internet para realizar atividades de trabalho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11_A</text:p>
          </table:table-cell>
          <table:table-cell office:value-type="string" table:style-name="ce15">
            <text:p>Nos últimos 3 meses, o respondente utilizou a Internet para compartilhar conteúdo na Internet, como textos, imagens, fotos, vídeos ou músicas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11_B</text:p>
          </table:table-cell>
          <table:table-cell office:value-type="string" table:style-name="ce15">
            <text:p>Nos últimos 3 meses, o respondente utilizou a Internet para criar ou atualizar blogs, páginas na Internet ou websites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11_C</text:p>
          </table:table-cell>
          <table:table-cell office:value-type="string" table:style-name="ce15">
            <text:p>Nos últimos 3 meses, o respondente utilizou a Internet para postar na Internet textos, imagens, fotos, vídeos ou músicas que o respondente mesmo fez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12_A</text:p>
          </table:table-cell>
          <table:table-cell office:value-type="string" table:style-name="ce15">
            <text:p>Nos últimos 3 meses, o respondente utilizou a Internet para baixar ou fazer o download de filmes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12_B</text:p>
          </table:table-cell>
          <table:table-cell office:value-type="string" table:style-name="ce15">
            <text:p>Nos últimos 3 meses, o respondente utilizou a Internet para baixar ou fazer o download de músicas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12_C</text:p>
          </table:table-cell>
          <table:table-cell office:value-type="string" table:style-name="ce15">
            <text:p>Nos últimos 3 meses, o respondente utilizou a Internet para baixar ou fazer o download de jogos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12_D</text:p>
          </table:table-cell>
          <table:table-cell office:value-type="string" table:style-name="ce15">
            <text:p>Nos últimos 3 meses, o respondente utilizou a Internet para baixar ou fazer o download de softwares, programas de computador ou aplicativos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12_E1</text:p>
          </table:table-cell>
          <table:table-cell office:value-type="string" table:style-name="ce15">
            <text:p>Nos últimos 3 meses, o respondente utilizou a Internet para baixar ou fazer o download de livros digitais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C12_F1</text:p>
          </table:table-cell>
          <table:table-cell office:value-type="string" table:style-name="ce15">
            <text:p>Nos últimos 3 meses, o respondente utilizou a Internet para baixar ou fazer o download de séries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3">
          <table:table-cell office:value-type="string" table:number-columns-spanned="5" table:number-rows-spanned="1" table:style-name="ce39">
            <text:p>Comércio eletrônico</text:p>
          </table:table-cell>
          <table:covered-table-cell table:number-columns-repeated="4"/>
          <table:table-cell table:number-columns-repeated="16379" table:style-name="ce5"/>
        </table:table-row>
        <table:table-row table:style-name="ro3">
          <table:table-cell table:number-columns-repeated="4" table:style-name="ce12"/>
          <table:table-cell table:style-name="ce13"/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H2</text:p>
          </table:table-cell>
          <table:table-cell office:value-type="string" table:style-name="ce15">
            <text:p>Nos últimos 12 meses, o respondente comprou ou encomendou produtos ou serviços pela Internet, mesmo que o pagamento não tenha sido feito pela Internet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3">
          <table:table-cell office:value-type="string" table:number-columns-spanned="5" table:number-rows-spanned="1" table:style-name="ce36">
            <text:p>Uso de Computador</text:p>
          </table:table-cell>
          <table:covered-table-cell table:number-columns-repeated="4"/>
          <table:table-cell table:number-columns-repeated="16379" table:style-name="ce5"/>
        </table:table-row>
        <table:table-row table:style-name="ro10">
          <table:table-cell office:value-type="float" office:value="2" table:style-name="ce11">
            <text:p>2</text:p>
          </table:table-cell>
          <table:table-cell office:value-type="string" table:style-name="ce10">
            <text:p>B1</text:p>
          </table:table-cell>
          <table:table-cell office:value-type="string" table:style-name="ce10">
            <text:p>O respondente já usou um computador de mesa, um notebook ou um tablet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9">
          <table:table-cell office:value-type="float" office:value="2" table:style-name="ce11">
            <text:p>2</text:p>
          </table:table-cell>
          <table:table-cell office:value-type="string" table:style-name="ce10">
            <text:p>B2</text:p>
          </table:table-cell>
          <table:table-cell office:value-type="string" table:style-name="ce10">
            <text:p>Quando o respondente usou um computador de mesa, um notebook ou um tablet pela última vez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1 = "Há menos de 3 meses"</text:p>
            <text:p>2 = "Entre 3 meses e 12 meses atrás"</text:p>
            <text:p>3 = "Mais de 12 meses atrás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B4_A</text:p>
          </table:table-cell>
          <table:table-cell office:value-type="string" table:style-name="ce15">
            <text:p>Nos últimos 3 meses, o respondente usou um computador de mesa, um notebook ou um tablet em casa?<text:s/>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14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B4_B</text:p>
          </table:table-cell>
          <table:table-cell office:value-type="string" table:style-name="ce15">
            <text:p>Nos últimos 3 meses, o respondente usou um computador de mesa, um notebook ou um tablet no trabalho?<text:s/>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14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B4_C</text:p>
          </table:table-cell>
          <table:table-cell office:value-type="string" table:style-name="ce15">
            <text:p>Nos últimos 3 meses, o respondente usou um computador de mesa, um notebook ou um tablet na escola ou estabelecimento de ensino?<text:s/>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14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B4_D</text:p>
          </table:table-cell>
          <table:table-cell office:value-type="string" table:style-name="ce15">
            <text:p>Nos últimos 3 meses, o respondente usou um computador de mesa, um notebook ou um tablet na casa de outra pessoa, como por exemplo amigo, vizinho ou familiar?<text:s/>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14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B4_E</text:p>
          </table:table-cell>
          <table:table-cell office:value-type="string" table:style-name="ce15">
            <text:p>Nos últimos 3 meses, o respondente usou um computador de mesa, um notebook ou um tablet no centro público de acesso gratuito, como por exemplo telecentro, biblioteca ou entidade comunitária?<text:s/>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14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B4_F</text:p>
          </table:table-cell>
          <table:table-cell office:value-type="string" table:style-name="ce15">
            <text:p>Nos últimos 3 meses, o respondente usou um computador de mesa, um notebook ou um tablet no centro público de acesso pago, como por exemplo lanhouse, Cyber Café ou <text:s/>Internet Café?<text:s/>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14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B4_G</text:p>
          </table:table-cell>
          <table:table-cell office:value-type="string" table:style-name="ce15">
            <text:p>Nos últimos 3 meses, o respondente usou um computador de mesa, um notebook ou um tablet enquanto se desloca, como por exemplo na rua, no ônibus, no metrô ou no carro?<text:s/>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14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B4_H</text:p>
          </table:table-cell>
          <table:table-cell office:value-type="string" table:style-name="ce15">
            <text:p>Nos últimos 3 meses, o respondente usou um computador de mesa, um notebook ou um tablet em algum outro lugar?<text:s/>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14"/>
        </table:table-row>
        <table:table-row table:style-name="ro3">
          <table:table-cell office:value-type="string" table:number-columns-spanned="5" table:number-rows-spanned="1" table:style-name="ce36">
            <text:p>Habilidades com o computador</text:p>
          </table:table-cell>
          <table:covered-table-cell table:number-columns-repeated="4"/>
          <table:table-cell table:number-columns-repeated="16379" table:style-name="ce5"/>
        </table:table-row>
        <table:table-row table:style-name="ro10">
          <table:table-cell office:value-type="float" office:value="2" table:style-name="ce11">
            <text:p>2</text:p>
          </table:table-cell>
          <table:table-cell office:value-type="string" table:style-name="ce10">
            <text:p>I1_A</text:p>
          </table:table-cell>
          <table:table-cell office:value-type="string" table:style-name="ce10">
            <text:p>Nos últimos 3 meses, o respondente copiou ou moveu um arquivo ou uma pasta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1">
            <text:p>2</text:p>
          </table:table-cell>
          <table:table-cell office:value-type="string" table:style-name="ce10">
            <text:p>I1_B</text:p>
          </table:table-cell>
          <table:table-cell office:value-type="string" table:style-name="ce10">
            <text:p>Nos últimos 3 meses, o respondente copiou e colou informações em um documento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1">
            <text:p>2</text:p>
          </table:table-cell>
          <table:table-cell office:value-type="string" table:style-name="ce10">
            <text:p>I1_C</text:p>
          </table:table-cell>
          <table:table-cell office:value-type="string" table:style-name="ce10">
            <text:p>Nos últimos 3 meses, o respondente anexou arquivos em e-mails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1">
            <text:p>2</text:p>
          </table:table-cell>
          <table:table-cell office:value-type="string" table:style-name="ce10">
            <text:p>I1_D</text:p>
          </table:table-cell>
          <table:table-cell office:value-type="string" table:style-name="ce10">
            <text:p>Nos últimos 3 meses, o respondente usou uma planilha de cálculo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1">
            <text:p>2</text:p>
          </table:table-cell>
          <table:table-cell office:value-type="string" table:style-name="ce10">
            <text:p>I1_E</text:p>
          </table:table-cell>
          <table:table-cell office:value-type="string" table:style-name="ce10">
            <text:p>Nos últimos 3 meses, o respondente instalou novos equipamentos, como modem, impressora, câmera ou microfone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1">
            <text:p>2</text:p>
          </table:table-cell>
          <table:table-cell office:value-type="string" table:style-name="ce10">
            <text:p>I1_F</text:p>
          </table:table-cell>
          <table:table-cell office:value-type="string" table:style-name="ce10">
            <text:p>Nos últimos 3 meses, o respondente instalou programas de computador ou aplicativo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1">
            <text:p>2</text:p>
          </table:table-cell>
          <table:table-cell office:value-type="string" table:style-name="ce10">
            <text:p>I1_G</text:p>
          </table:table-cell>
          <table:table-cell office:value-type="string" table:style-name="ce10">
            <text:p>Nos últimos 3 meses, o respondente criou apresentações de slides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1">
            <text:p>2</text:p>
          </table:table-cell>
          <table:table-cell office:value-type="string" table:style-name="ce10">
            <text:p>I1_H</text:p>
          </table:table-cell>
          <table:table-cell office:value-type="string" table:style-name="ce10">
            <text:p>Nos últimos 3 meses, o respondente transferiu arquivos entre computador e outros equipamentos ou dispositivos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1">
            <text:p>2</text:p>
          </table:table-cell>
          <table:table-cell office:value-type="string" table:style-name="ce10">
            <text:p>I1_I</text:p>
          </table:table-cell>
          <table:table-cell office:value-type="string" table:style-name="ce10">
            <text:p>Nos últimos 3 meses, o respondente criou programa de computador usando linguagem de programação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3">
          <table:table-cell office:value-type="string" table:number-columns-spanned="5" table:number-rows-spanned="1" table:style-name="ce36">
            <text:p>Telefone celular</text:p>
          </table:table-cell>
          <table:covered-table-cell table:number-columns-repeated="4"/>
          <table:table-cell table:number-columns-repeated="16379" table:style-name="ce5"/>
        </table:table-row>
        <table:table-row table:style-name="ro9">
          <table:table-cell office:value-type="float" office:value="2" table:style-name="ce11">
            <text:p>2</text:p>
          </table:table-cell>
          <table:table-cell office:value-type="string" table:style-name="ce10">
            <text:p>J1</text:p>
          </table:table-cell>
          <table:table-cell office:value-type="string" table:style-name="ce10">
            <text:p>Nos últimos 3 meses, o respondente usou um telefone celular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1">
            <text:p>2</text:p>
          </table:table-cell>
          <table:table-cell office:value-type="string" table:style-name="ce10">
            <text:p>J2_A</text:p>
          </table:table-cell>
          <table:table-cell office:value-type="string" table:style-name="ce10">
            <text:p>Nos últimos 3 meses, o respondente usou o telefone celular para efetuar e receber chamadas telefônicas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1">
            <text:p>2</text:p>
          </table:table-cell>
          <table:table-cell office:value-type="string" table:style-name="ce10">
            <text:p>J2_B</text:p>
          </table:table-cell>
          <table:table-cell office:value-type="string" table:style-name="ce10">
            <text:p>Nos últimos 3 meses, o respondente usou o telefone celular para enviar mensagens de texto SMS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1">
            <text:p>2</text:p>
          </table:table-cell>
          <table:table-cell office:value-type="string" table:style-name="ce10">
            <text:p>J2_C</text:p>
          </table:table-cell>
          <table:table-cell office:value-type="string" table:style-name="ce10">
            <text:p>Nos últimos 3 meses, o respondente usou o telefone celular para ouvir músicas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1">
            <text:p>2</text:p>
          </table:table-cell>
          <table:table-cell office:value-type="string" table:style-name="ce10">
            <text:p>J2_D</text:p>
          </table:table-cell>
          <table:table-cell office:value-type="string" table:style-name="ce10">
            <text:p>Nos últimos 3 meses, o respondente usou o telefone celular para assistir vídeos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1">
            <text:p>2</text:p>
          </table:table-cell>
          <table:table-cell office:value-type="string" table:style-name="ce10">
            <text:p>J2_E</text:p>
          </table:table-cell>
          <table:table-cell office:value-type="string" table:style-name="ce10">
            <text:p>Nos últimos 3 meses, o respondente usou o telefone celular para jogar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1">
            <text:p>2</text:p>
          </table:table-cell>
          <table:table-cell office:value-type="string" table:style-name="ce10">
            <text:p>J2_F</text:p>
          </table:table-cell>
          <table:table-cell office:value-type="string" table:style-name="ce10">
            <text:p>Nos últimos 3 meses, o respondente usou o telefone celular para tirar fotos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1">
            <text:p>2</text:p>
          </table:table-cell>
          <table:table-cell office:value-type="string" table:style-name="ce10">
            <text:p>J2_G</text:p>
          </table:table-cell>
          <table:table-cell office:value-type="string" table:style-name="ce10">
            <text:p>Nos últimos 3 meses, o respondente usou o telefone celular para usar mapas, por exemplo o Google Maps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J2_H1</text:p>
          </table:table-cell>
          <table:table-cell office:value-type="string" table:style-name="ce15">
            <text:p>Nos últimos 3 meses, o respondente usou o telefone celular para enviar e receber e-mails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14"/>
        </table:table-row>
        <table:table-row table:style-name="ro10">
          <table:table-cell office:value-type="float" office:value="2" table:style-name="ce11">
            <text:p>2</text:p>
          </table:table-cell>
          <table:table-cell office:value-type="string" table:style-name="ce10">
            <text:p>J2_I</text:p>
          </table:table-cell>
          <table:table-cell office:value-type="string" table:style-name="ce10">
            <text:p>Nos últimos 3 meses, o respondente usou o telefone celular para acessar redes sociais, como Facebook, Instagram ou Snapchat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1">
            <text:p>2</text:p>
          </table:table-cell>
          <table:table-cell office:value-type="string" table:style-name="ce10">
            <text:p>J2_J</text:p>
          </table:table-cell>
          <table:table-cell office:value-type="string" table:style-name="ce10">
            <text:p>Nos últimos 3 meses, o respondente usou o telefone celular para acessar páginas ou sites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1">
            <text:p>2</text:p>
          </table:table-cell>
          <table:table-cell office:value-type="string" table:style-name="ce10">
            <text:p>J2_K</text:p>
          </table:table-cell>
          <table:table-cell office:value-type="string" table:style-name="ce10">
            <text:p>Nos últimos 3 meses, o respondente usou o telefone celular para baixar aplicativos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1">
            <text:p>2</text:p>
          </table:table-cell>
          <table:table-cell office:value-type="string" table:style-name="ce10">
            <text:p>J2_L</text:p>
          </table:table-cell>
          <table:table-cell office:value-type="string" table:style-name="ce10">
            <text:p>Nos últimos 3 meses, o respondente usou o telefone celular para buscar informações, como por exemplo no Google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1">
            <text:p>2</text:p>
          </table:table-cell>
          <table:table-cell office:value-type="string" table:style-name="ce10">
            <text:p>J2_M</text:p>
          </table:table-cell>
          <table:table-cell office:value-type="string" table:style-name="ce10">
            <text:p>Nos últimos 3 meses, o respondente usou o telefone celular para compartilhar fotos, vídeos ou textos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1">
            <text:p>2</text:p>
          </table:table-cell>
          <table:table-cell office:value-type="string" table:style-name="ce10">
            <text:p>J2_N</text:p>
          </table:table-cell>
          <table:table-cell office:value-type="string" table:style-name="ce10">
            <text:p>Nos últimos 3 meses, o respondente usou o telefone celular para enviar mensagens de texto pela Internet, como por WhatsApp, Skype ou chat do Facebook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1">
            <text:p>2</text:p>
          </table:table-cell>
          <table:table-cell office:value-type="string" table:style-name="ce10">
            <text:p>J3</text:p>
          </table:table-cell>
          <table:table-cell office:value-type="string" table:style-name="ce10">
            <text:p>O respondente usou a Internet pelo telefone celular nos últimos 3 meses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1">
            <text:p>2</text:p>
          </table:table-cell>
          <table:table-cell office:value-type="string" table:style-name="ce10">
            <text:p>J3A_A</text:p>
          </table:table-cell>
          <table:table-cell office:value-type="string" table:style-name="ce10">
            <text:p>Quando o respondente usou a Internet pelo telefone celular nos últimos 3 meses, utilizou conexão 3g ou 4g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1">
            <text:p>2</text:p>
          </table:table-cell>
          <table:table-cell office:value-type="string" table:style-name="ce10">
            <text:p>J3A_B</text:p>
          </table:table-cell>
          <table:table-cell office:value-type="string" table:style-name="ce10">
            <text:p>Quando o respondente usou a Internet pelo telefone celular nos últimos 3 meses, utilizou conexão wi-fi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9">
          <table:table-cell office:value-type="float" office:value="2" table:style-name="ce11">
            <text:p>2</text:p>
          </table:table-cell>
          <table:table-cell office:value-type="string" table:style-name="ce10">
            <text:p>J5</text:p>
          </table:table-cell>
          <table:table-cell office:value-type="string" table:style-name="ce10">
            <text:p>O respondente possui telefone celular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</table:table-cell>
          <table:table-cell table:number-columns-repeated="16379" table:style-name="ce5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0">
            <text:p>J5_QTD_LINHAS</text:p>
          </table:table-cell>
          <table:table-cell office:value-type="string" table:style-name="ce10">
            <text:p>Quantidade de linhas/chips ativos informados pelo respondente.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1">
            <text:p>2</text:p>
          </table:table-cell>
          <table:table-cell office:value-type="string" table:style-name="ce10">
            <text:p>J6</text:p>
          </table:table-cell>
          <table:table-cell office:value-type="string" table:style-name="ce10">
            <text:p>O telefone que o respondente possui é pré ou pós pago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1 = "Pré-pago"</text:p>
            <text:p>2 = "Pós-pago"</text:p>
            <text:p>97 = 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2">
          <table:table-cell office:value-type="string" table:number-columns-spanned="5" table:number-rows-spanned="1" table:style-name="ce36">
            <text:p>Módulo Cultura</text:p>
          </table:table-cell>
          <table:covered-table-cell table:number-columns-repeated="4"/>
          <table:table-cell table:number-columns-repeated="16379"/>
        </table:table-row>
        <table:table-row table:style-name="ro13">
          <table:table-cell office:value-type="float" office:value="2" table:style-name="ce16">
            <text:p>2</text:p>
          </table:table-cell>
          <table:table-cell office:value-type="string" table:style-name="ce15">
            <text:p>TC1</text:p>
          </table:table-cell>
          <table:table-cell office:value-type="string" table:style-name="ce15">
            <text:p>Nos últimos 3 meses, com que frequência o respondente ouviu música pela Internet?<text:s/>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1 = "Todos os dias ou quase todos os dias"</text:p>
            <text:p>2="Pelo menos uma vez por semana"</text:p>
            <text:p>3="Pelo menos uma vez por mês"</text:p>
            <text:p>4="Menos de uma vez por mês"</text:p>
            <text:p>97="Não sabe"</text:p>
            <text:p>98="Não respondeu"</text:p>
            <text:p>99=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2</text:p>
          </table:table-cell>
          <table:table-cell office:value-type="string" table:style-name="ce15">
            <text:p>Nos últimos 3 meses, o respondente pagou para ouvir música pela Internet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3_A</text:p>
          </table:table-cell>
          <table:table-cell office:value-type="string" table:style-name="ce15">
            <text:p>Nos últimos 3 meses, o respondente ouviu pela Internet músicas estrangeiras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3_B</text:p>
          </table:table-cell>
          <table:table-cell office:value-type="string" table:style-name="ce15">
            <text:p>Nos últimos 3 meses, o respondente ouviu pela Internet músicas brasileiras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4_A</text:p>
          </table:table-cell>
          <table:table-cell office:value-type="string" table:style-name="ce15">
            <text:p>Nos últimos 3 meses, o respondentes assistiu filmes pela Internet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4_B</text:p>
          </table:table-cell>
          <table:table-cell office:value-type="string" table:style-name="ce15">
            <text:p>Nos últimos 3 meses, o respondentes assistiu séries pela Internet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4_C</text:p>
          </table:table-cell>
          <table:table-cell office:value-type="string" table:style-name="ce15">
            <text:p>Nos últimos 3 meses, o respondentes assistiu a programas de TV pela Internet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4_D</text:p>
          </table:table-cell>
          <table:table-cell office:value-type="string" table:style-name="ce15">
            <text:p>Nos últimos 3 meses, o respondentes assistiua a outros vídeos pela Internet, como no Youtube, Facebook ou WhatsApp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4B_A</text:p>
          </table:table-cell>
          <table:table-cell office:value-type="string" table:style-name="ce15">
            <text:p>Nos últimos 3 meses, o respondente assistiu a vídeos de Notícias pela Internet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4B_B</text:p>
          </table:table-cell>
          <table:table-cell office:value-type="string" table:style-name="ce15">
            <text:p>Nos últimos 3 meses, o respondente assistiu a vídeos de Esportes pela Internet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4B_C</text:p>
          </table:table-cell>
          <table:table-cell office:value-type="string" table:style-name="ce15">
            <text:p>Nos últimos 3 meses, o respondente assistiu a vídeos de Música, como shows ou vídeo clipes pela Internet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4B_D</text:p>
          </table:table-cell>
          <table:table-cell office:value-type="string" table:style-name="ce15">
            <text:p>Nos últimos 3 meses, o respondente assistiu a vídeos de Comédia ou programas humorísticos pela Internet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4B_E</text:p>
          </table:table-cell>
          <table:table-cell office:value-type="string" table:style-name="ce15">
            <text:p>Nos últimos 3 meses, o respondente assistiu a vídeos de Eventos ou programas religiosos pela Internet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4B_F</text:p>
          </table:table-cell>
          <table:table-cell office:value-type="string" table:style-name="ce15">
            <text:p>Nos últimos 3 meses, o respondente assistiu a vídeos de Animações ou desenhos animados pela Internet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4B_G</text:p>
          </table:table-cell>
          <table:table-cell office:value-type="string" table:style-name="ce15">
            <text:p>Nos últimos 3 meses, o respondente assistiu a vídeos de Pessoas jogando videogame pela Internet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4B_H</text:p>
          </table:table-cell>
          <table:table-cell office:value-type="string" table:style-name="ce15">
            <text:p>Nos últimos 3 meses, o respondente assistiu a vídeos de Tutoriais ou vídeo aulas pela Internet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4B_I</text:p>
          </table:table-cell>
          <table:table-cell office:value-type="string" table:style-name="ce15">
            <text:p>Nos últimos 3 meses, o respondente assistiu a vídeos de Influenciadores digitais, como youtubers pela Internet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4B_J</text:p>
          </table:table-cell>
          <table:table-cell office:value-type="string" table:style-name="ce15">
            <text:p>Nos últimos 3 meses, o respondente assistiu a vídeos de Outros temas ou assuntos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4C_A</text:p>
          </table:table-cell>
          <table:table-cell office:value-type="string" table:style-name="ce15">
            <text:p>Nos últimos 3 meses, o respondente assistiu a vídeos, programas, filmes ou séries em sites ou aplicativos de compartilhamento de vídeos, como Youtube ou Vimeo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4C_B</text:p>
          </table:table-cell>
          <table:table-cell office:value-type="string" table:style-name="ce15">
            <text:p>Nos últimos 3 meses, o respondente assistiu a vídeos, programas, filmes ou séries em redes sociais, como Facebook, Instagram ou Snapchat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4C_C</text:p>
          </table:table-cell>
          <table:table-cell office:value-type="string" table:style-name="ce15">
            <text:p>Nos últimos 3 meses, o respondente assistiu a vídeos, programas, filmes ou séries em aplicativos de mensagens, como WhatsApp ou Telegram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4C_D</text:p>
          </table:table-cell>
          <table:table-cell office:value-type="string" table:style-name="ce15">
            <text:p>Nos últimos 3 meses, o respondente assistiu a vídeos, programas, filmes ou séries em serviços por assinatura como Netflix, Globoplay, Minha Sky ou Net Now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4C_E</text:p>
          </table:table-cell>
          <table:table-cell office:value-type="string" table:style-name="ce15">
            <text:p>Nos últimos 3 meses, o respondente assistiu a vídeos, programas, filmes ou séries em serviços de aluguel ou compra de vídeos, como Google Play <text:s/>ou iTunes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4C_F</text:p>
          </table:table-cell>
          <table:table-cell office:value-type="string" table:style-name="ce15">
            <text:p>Nos últimos 3 meses, o respondente assistiu a vídeos, programas, filmes ou séries em serviços de download gratuito de conteúdos, como o 4Shared ou torrent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3">
          <table:table-cell office:value-type="float" office:value="2" table:style-name="ce16">
            <text:p>2</text:p>
          </table:table-cell>
          <table:table-cell office:value-type="string" table:style-name="ce15">
            <text:p>TC5_A</text:p>
          </table:table-cell>
          <table:table-cell office:value-type="string" table:style-name="ce15">
            <text:p>Nos últimos 3 meses, com que frequência o respondente assistiu a filmes pela Internet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1="Todos os dias ou quase todos os dias"</text:p>
            <text:p>2="Pelo menos uma vez por semana"</text:p>
            <text:p>3="Pelo menos uma vez por mês"</text:p>
            <text:p>4="Menos do que uma vez por mês"</text:p>
            <text:p>97="Não sabe"</text:p>
            <text:p>98="Não respondeu"</text:p>
            <text:p>99="Não se aplica"</text:p>
          </table:table-cell>
          <table:table-cell table:number-columns-repeated="16379"/>
        </table:table-row>
        <table:table-row table:style-name="ro13">
          <table:table-cell office:value-type="float" office:value="2" table:style-name="ce16">
            <text:p>2</text:p>
          </table:table-cell>
          <table:table-cell office:value-type="string" table:style-name="ce15">
            <text:p>TC5_B</text:p>
          </table:table-cell>
          <table:table-cell office:value-type="string" table:style-name="ce15">
            <text:p>Nos últimos 3 meses, com que frequência o respondente assistiu a séries pela Internet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1="Todos os dias ou quase todos os dias"</text:p>
            <text:p>2="Pelo menos uma vez por semana"</text:p>
            <text:p>3="Pelo menos uma vez por mês"</text:p>
            <text:p>4="Menos do que uma vez por mês"</text:p>
            <text:p>97="Não sabe"</text:p>
            <text:p>98="Não respondeu"</text:p>
            <text:p>99=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6_A</text:p>
          </table:table-cell>
          <table:table-cell office:value-type="string" table:style-name="ce15">
            <text:p>Nos últimos 3 meses, o respondente pagou para assistir a filmes pela Internet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6_B</text:p>
          </table:table-cell>
          <table:table-cell office:value-type="string" table:style-name="ce15">
            <text:p>Nos últimos 3 meses, o respondente pagou para assistir a séries pela Internet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7_A</text:p>
          </table:table-cell>
          <table:table-cell office:value-type="string" table:style-name="ce15">
            <text:p>Nos últimos 3 meses, o respondente assistiu pela Internet a filmes estrangeiros, ou seja, feitos em outros países?<text:s/>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7_B</text:p>
          </table:table-cell>
          <table:table-cell office:value-type="string" table:style-name="ce15">
            <text:p>Nos últimos 3 meses, o respondente assistiu pela Internet a filmes brasileiros, ou seja, feitos no Brasil?<text:s/>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8_A</text:p>
          </table:table-cell>
          <table:table-cell office:value-type="string" table:style-name="ce15">
            <text:p>Nos últimos 3 meses, o respondente assistiu pela Internet a séries estrangeiras, ou seja, feitas em outros países?<text:s/>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8_B</text:p>
          </table:table-cell>
          <table:table-cell office:value-type="string" table:style-name="ce15">
            <text:p>Nos últimos 3 meses, o respondente assistiu pela Internet a séries brasileiras, ou seja, feitas no Brasil?<text:s/>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9_A</text:p>
          </table:table-cell>
          <table:table-cell office:value-type="string" table:style-name="ce15">
            <text:p>Nos últimos 3 meses, o respondente pagou para baixar ou fazer download de filmes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9_B</text:p>
          </table:table-cell>
          <table:table-cell office:value-type="string" table:style-name="ce15">
            <text:p>Nos últimos 3 meses, o respondente pagou para baixar ou fazer download de séries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9_C</text:p>
          </table:table-cell>
          <table:table-cell office:value-type="string" table:style-name="ce15">
            <text:p>Nos últimos 3 meses, o respondente pagou para baixar ou fazer download de músicas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10_A</text:p>
          </table:table-cell>
          <table:table-cell office:value-type="string" table:style-name="ce15">
            <text:p>Nos últimos 3 meses, o respondente postou na Internet textos que criou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10_B</text:p>
          </table:table-cell>
          <table:table-cell office:value-type="string" table:style-name="ce15">
            <text:p>Nos últimos 3 meses, o respondente postou na Internet imagens ou fotos que criou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10_C</text:p>
          </table:table-cell>
          <table:table-cell office:value-type="string" table:style-name="ce15">
            <text:p>Nos últimos 3 meses, o respondente postou na Internet vídeos que criou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10_D</text:p>
          </table:table-cell>
          <table:table-cell office:value-type="string" table:style-name="ce15">
            <text:p>Nos últimos 3 meses, o respondente postou na Internet músicas que criou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11_A</text:p>
          </table:table-cell>
          <table:table-cell office:value-type="string" table:style-name="ce15">
            <text:p>Nos últimos 3 meses, o respondente criou e postou na Internet fatos ou situações cotidianas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11_B</text:p>
          </table:table-cell>
          <table:table-cell office:value-type="string" table:style-name="ce15">
            <text:p>Nos últimos 3 meses, o respondente criou e postou na Internet opinião sobre temas de seu interesse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11_C</text:p>
          </table:table-cell>
          <table:table-cell office:value-type="string" table:style-name="ce15">
            <text:p>Nos últimos 3 meses, o respondente ensinou ou deu dicas pela internet para as pessoas sobre coisas que sabia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11_D</text:p>
          </table:table-cell>
          <table:table-cell office:value-type="string" table:style-name="ce15">
            <text:p>Nos últimos 3 meses, o respondente criou e postou na Internet conteúdo artístico que criou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11_E</text:p>
          </table:table-cell>
          <table:table-cell office:value-type="string" table:style-name="ce15">
            <text:p>Nos últimos 3 meses, o respondente criou e postou na Internet para se tornar conhecido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11_F</text:p>
          </table:table-cell>
          <table:table-cell office:value-type="string" table:style-name="ce15">
            <text:p>Nos últimos 3 meses, o respondente criou e postou na Internet para se aproximar de pessoas com interesse comuns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11_G</text:p>
          </table:table-cell>
          <table:table-cell office:value-type="string" table:style-name="ce15">
            <text:p>Nos últimos 3 meses, o respondente criou e postou na Internet para vender produtos ou serviços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11_H</text:p>
          </table:table-cell>
          <table:table-cell office:value-type="string" table:style-name="ce15">
            <text:p>Nos últimos 3 meses, o respondente criou e postou na Internet para divulgar seu trabalho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12</text:p>
          </table:table-cell>
          <table:table-cell office:value-type="string" table:style-name="ce15">
            <text:p>Nos últimos 3 meses, o respondente recebeu dinheiro ou outro tipo de pagamento pelo que criou ou postou na internet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13_A</text:p>
          </table:table-cell>
          <table:table-cell office:value-type="string" table:style-name="ce15">
            <text:p>O respondente procurou informações na internet para assistir a filmes no cinema?<text:s/>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13_B</text:p>
          </table:table-cell>
          <table:table-cell office:value-type="string" table:style-name="ce15">
            <text:p>O respondente procurou informações na internet para assistir a shows de música ou apresentações musicais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13_C</text:p>
          </table:table-cell>
          <table:table-cell office:value-type="string" table:style-name="ce15">
            <text:p>O respondente procurou informações na internet para assistir a peças ou espetáculos no teatro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13_D</text:p>
          </table:table-cell>
          <table:table-cell office:value-type="string" table:style-name="ce15">
            <text:p>O respondente procurou informações na internet para ir a festas, festivais ou eventos públicos?<text:s/>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13_E</text:p>
          </table:table-cell>
          <table:table-cell office:value-type="string" table:style-name="ce15">
            <text:p>O respondente procurou informações na internet para ir a feiras de arte, artesanato ou antiguidades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13_F</text:p>
          </table:table-cell>
          <table:table-cell office:value-type="string" table:style-name="ce15">
            <text:p>O respondente procurou informações na internet para ir a museus ou exposições?<text:s/>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13_G</text:p>
          </table:table-cell>
          <table:table-cell office:value-type="string" table:style-name="ce15">
            <text:p>O respondente procurou informações na internet para visitar monumentos ou lugares históricos?<text:s/>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TC13_H</text:p>
          </table:table-cell>
          <table:table-cell office:value-type="string" table:style-name="ce15">
            <text:p>O respondente procurou informações na internet para ir a bibliotecas?<text:s/>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36">
            <text:p>Governo Eletrônico</text:p>
          </table:table-cell>
          <table:covered-table-cell table:number-columns-repeated="4"/>
          <table:table-cell table:number-columns-repeated="16379" table:style-name="ce5"/>
        </table:table-row>
        <table:table-row table:style-name="ro10">
          <table:table-cell office:value-type="float" office:value="2" table:style-name="ce11">
            <text:p>2</text:p>
          </table:table-cell>
          <table:table-cell office:value-type="string" table:style-name="ce10">
            <text:p>G1_A</text:p>
          </table:table-cell>
          <table:table-cell office:value-type="string" table:style-name="ce10">
            <text:p>Nos últimos 12 meses, o respondente usou a Internet para procurar informações ou realizar serviços públicos relacionados a documentos pessoais, como RG, CPF, passaporte, ou carteira de trabalho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1">
            <text:p>2</text:p>
          </table:table-cell>
          <table:table-cell office:value-type="string" table:style-name="ce10">
            <text:p>G1_B</text:p>
          </table:table-cell>
          <table:table-cell office:value-type="string" table:style-name="ce10">
            <text:p>Nos últimos 12 meses, o respondente usou a Internet para procurar informações ou realizar serviços públicos relacionados a saúde pública, como agendamento de consultas, remédios ou outros serviços do sistema público de saúde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1">
            <text:p>2</text:p>
          </table:table-cell>
          <table:table-cell office:value-type="string" table:style-name="ce10">
            <text:p>G1_C</text:p>
          </table:table-cell>
          <table:table-cell office:value-type="string" table:style-name="ce10">
            <text:p>Nos últimos 12 meses, o respondente usou a Internet para procurar informações ou realizar serviços públicos relacionados a educação pública, como ENEM, PROUNI, matrícula em escolas ou universidades públicas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1">
            <text:p>2</text:p>
          </table:table-cell>
          <table:table-cell office:value-type="string" table:style-name="ce10">
            <text:p>G1_D</text:p>
          </table:table-cell>
          <table:table-cell office:value-type="string" table:style-name="ce10">
            <text:p>Nos últimos 12 meses, o respondente usou a Internet para procurar informações ou realizar serviços públicos relacionados a direitos do trabalhador ou previdência social, como INSS, FGTS, seguro-desemprego, auxílio-doença, ou aposentadoria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1">
            <text:p>2</text:p>
          </table:table-cell>
          <table:table-cell office:value-type="string" table:style-name="ce10">
            <text:p>G1_E</text:p>
          </table:table-cell>
          <table:table-cell office:value-type="string" table:style-name="ce10">
            <text:p>Nos últimos 12 meses, o respondente usou a Internet para procurar informações ou realizar serviços públicos relacionados a impostos e taxas governamentais, como declaração de imposto de renda, IPVA, ou IPTU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1">
            <text:p>2</text:p>
          </table:table-cell>
          <table:table-cell office:value-type="string" table:style-name="ce10">
            <text:p>G1_F</text:p>
          </table:table-cell>
          <table:table-cell office:value-type="string" table:style-name="ce10">
            <text:p>Nos últimos 12 meses, o respondente usou a Internet para procurar informações ou realizar serviços públicos relacionados a polícia e segurança como boletim de ocorrência, antecedentes criminais ou denúncias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1">
            <text:p>2</text:p>
          </table:table-cell>
          <table:table-cell office:value-type="string" table:style-name="ce10">
            <text:p>G1_G</text:p>
          </table:table-cell>
          <table:table-cell office:value-type="string" table:style-name="ce10">
            <text:p>Nos últimos 12 meses, o respondente usou a Internet para procurar informações ou realizar serviços públicos relacionados a transporte público ou outros serviços urbanos, como limpeza e conservação de vias, iluminação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4">
          <table:table-cell office:value-type="float" office:value="2" table:style-name="ce16">
            <text:p>2</text:p>
          </table:table-cell>
          <table:table-cell office:value-type="string" table:style-name="ce15">
            <text:p>G2_A</text:p>
          </table:table-cell>
          <table:table-cell office:value-type="string" table:style-name="ce15">
            <text:p>O respondente realizou serviços referentes a documentos pessoais, como RG, CPF, passaporte, ou carteira de trabalho sem precisar se deslocar até um posto de atendimento para finalizá-lo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1 = "Realizou serviço na Internet sem precisar ir até um posto"</text:p>
            <text:p>2 = "Realizou parte do serviço na Internet, mas precisou ir a um posto para finalizar"<text:s/></text:p>
            <text:p>3 = "Apenas procurou informações na Internet"</text:p>
            <text:p>97 = "Não Sabe" ;<text:s/></text:p>
            <text:p>98 = "Não respondeu"<text:s/></text:p>
            <text:p>99 = "Não se Aplica"</text:p>
          </table:table-cell>
          <table:table-cell table:number-columns-repeated="16379" table:style-name="ce5"/>
        </table:table-row>
        <table:table-row table:style-name="ro14">
          <table:table-cell office:value-type="float" office:value="2" table:style-name="ce16">
            <text:p>2</text:p>
          </table:table-cell>
          <table:table-cell office:value-type="string" table:style-name="ce15">
            <text:p>G2_B</text:p>
          </table:table-cell>
          <table:table-cell office:value-type="string" table:style-name="ce15">
            <text:p>O respondente realizou serviços referentes a saúde pública, como agendamento de consultas, remédios ou outros serviços do sistema público de saúde sem precisar se deslocar até um posto de atendimento para finalizá-lo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1 = "Realizou serviço na Internet sem precisar ir até um posto"</text:p>
            <text:p>2 = "Realizou parte do serviço na Internet, mas precisou ir a um posto para finalizar"<text:s/></text:p>
            <text:p>3 = "Apenas procurou informações na Internet"</text:p>
            <text:p>97 = "Não Sabe" ;<text:s/></text:p>
            <text:p>98 = "Não respondeu"<text:s/></text:p>
            <text:p>99 = "Não se Aplica"</text:p>
          </table:table-cell>
          <table:table-cell table:number-columns-repeated="16379" table:style-name="ce5"/>
        </table:table-row>
        <table:table-row table:style-name="ro14">
          <table:table-cell office:value-type="float" office:value="2" table:style-name="ce16">
            <text:p>2</text:p>
          </table:table-cell>
          <table:table-cell office:value-type="string" table:style-name="ce15">
            <text:p>G2_C</text:p>
          </table:table-cell>
          <table:table-cell office:value-type="string" table:style-name="ce15">
            <text:p>O respondente realizou serviços referentes a educação pública, como ENEM, PROUNI, matrícula em escolas ou universidades públicas sem precisar se deslocar até um posto de atendimento para finalizá-lo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1 = "Realizou serviço na Internet sem precisar ir até um posto"</text:p>
            <text:p>2 = "Realizou parte do serviço na Internet, mas precisou ir a um posto para finalizar"<text:s/></text:p>
            <text:p>3 = "Apenas procurou informações na Internet"</text:p>
            <text:p>97 = "Não Sabe" ;<text:s/></text:p>
            <text:p>98 = "Não respondeu"<text:s/></text:p>
            <text:p>99 = "Não se Aplica"</text:p>
          </table:table-cell>
          <table:table-cell table:number-columns-repeated="16379" table:style-name="ce5"/>
        </table:table-row>
        <table:table-row table:style-name="ro14">
          <table:table-cell office:value-type="float" office:value="2" table:style-name="ce16">
            <text:p>2</text:p>
          </table:table-cell>
          <table:table-cell office:value-type="string" table:style-name="ce15">
            <text:p>G2_D</text:p>
          </table:table-cell>
          <table:table-cell office:value-type="string" table:style-name="ce15">
            <text:p>O respondente realizou serviços referentes a direitos do trabalhador ou previdência social, como INSS, FGTS, seguro-desemprego, auxílio-doença, ou aposentadoria sem precisar se deslocar até um posto de atendimento para finalizá-lo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1 = "Realizou serviço na Internet sem precisar ir até um posto"</text:p>
            <text:p>2 = "Realizou parte do serviço na Internet, mas precisou ir a um posto para finalizar"<text:s/></text:p>
            <text:p>3 = "Apenas procurou informações na Internet"</text:p>
            <text:p>97 = "Não Sabe" ;<text:s/></text:p>
            <text:p>98 = "Não respondeu"<text:s/></text:p>
            <text:p>99 = "Não se Aplica"</text:p>
          </table:table-cell>
          <table:table-cell table:number-columns-repeated="16379" table:style-name="ce5"/>
        </table:table-row>
        <table:table-row table:style-name="ro14">
          <table:table-cell office:value-type="float" office:value="2" table:style-name="ce16">
            <text:p>2</text:p>
          </table:table-cell>
          <table:table-cell office:value-type="string" table:style-name="ce15">
            <text:p>G2_E</text:p>
          </table:table-cell>
          <table:table-cell office:value-type="string" table:style-name="ce15">
            <text:p>O respondente realizou serviços referentes a impostos e taxas governamentais, como declaração de imposto de renda, IPVA, ou IPTU sem precisar se deslocar até um posto de atendimento para finalizá-lo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1 = "Realizou serviço na Internet sem precisar ir até um posto"</text:p>
            <text:p>2 = "Realizou parte do serviço na Internet, mas precisou ir a um posto para finalizar"<text:s/></text:p>
            <text:p>3 = "Apenas procurou informações na Internet"</text:p>
            <text:p>97 = "Não Sabe" ;<text:s/></text:p>
            <text:p>98 = "Não respondeu"<text:s/></text:p>
            <text:p>99 = "Não se Aplica"</text:p>
          </table:table-cell>
          <table:table-cell table:number-columns-repeated="16379" table:style-name="ce5"/>
        </table:table-row>
        <table:table-row table:style-name="ro14">
          <table:table-cell office:value-type="float" office:value="2" table:style-name="ce16">
            <text:p>2</text:p>
          </table:table-cell>
          <table:table-cell office:value-type="string" table:style-name="ce15">
            <text:p>G2_F</text:p>
          </table:table-cell>
          <table:table-cell office:value-type="string" table:style-name="ce15">
            <text:p>O respondente realizou serviços referentes a polícia e segurança como boletim de ocorrência, antecedentes criminais ou denúncias sem precisar se deslocar até um posto de atendimento para finalizá-lo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1 = "Realizou serviço na Internet sem precisar ir até um posto"</text:p>
            <text:p>2 = "Realizou parte do serviço na Internet, mas precisou ir a um posto para finalizar"<text:s/></text:p>
            <text:p>3 = "Apenas procurou informações na Internet"</text:p>
            <text:p>97 = "Não Sabe" ;<text:s/></text:p>
            <text:p>98 = "Não respondeu"<text:s/></text:p>
            <text:p>99 = "Não se Aplica"</text:p>
          </table:table-cell>
          <table:table-cell table:number-columns-repeated="16379" table:style-name="ce5"/>
        </table:table-row>
        <table:table-row table:style-name="ro14">
          <table:table-cell office:value-type="float" office:value="2" table:style-name="ce16">
            <text:p>2</text:p>
          </table:table-cell>
          <table:table-cell office:value-type="string" table:style-name="ce15">
            <text:p>G2_G</text:p>
          </table:table-cell>
          <table:table-cell office:value-type="string" table:style-name="ce15">
            <text:p>O respondente realizou serviços referentes a transporte público ou outros serviços urbanos, como limpeza e conservação de vias, iluminação sem precisar se deslocar até um posto de atendimento para finalizá-lo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1 = "Realizou serviço na Internet sem precisar ir até um posto"</text:p>
            <text:p>2 = "Realizou parte do serviço na Internet, mas precisou ir a um posto para finalizar"<text:s/></text:p>
            <text:p>3 = "Apenas procurou informações na Internet"</text:p>
            <text:p>97 = "Não Sabe" ;<text:s/></text:p>
            <text:p>98 = "Não respondeu"<text:s/>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G3_A</text:p>
          </table:table-cell>
          <table:table-cell office:value-type="string" table:style-name="ce15">
            <text:p>O respondente não procurou informações ou realizou serviços públicos pela Internet, pois os serviços que precisou não estão disponíveis na Internet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G3_B</text:p>
          </table:table-cell>
          <table:table-cell office:value-type="string" table:style-name="ce15">
            <text:p>O respondente não procurou informações ou realizou serviços públicos pela Internet, pois os serviços que precisou são difíceis de encontrar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G3_C</text:p>
          </table:table-cell>
          <table:table-cell office:value-type="string" table:style-name="ce15">
            <text:p>O respondente não procurou informações ou realizou serviços públicos pela Internet, pois prefere fazer o contato pessoalmente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G3_D</text:p>
          </table:table-cell>
          <table:table-cell office:value-type="string" table:style-name="ce15">
            <text:p>O respondente não procurou informações ou realizou serviços públicos pela Internet, pois dificilmente recebe retorno às solicitações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G3_E</text:p>
          </table:table-cell>
          <table:table-cell office:value-type="string" table:style-name="ce15">
            <text:p>O respondente não procurou informações ou realizou serviços públicos pela Internet, pois tem preocupação com a proteção e a segurança dos dados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G3_F</text:p>
          </table:table-cell>
          <table:table-cell office:value-type="string" table:style-name="ce15">
            <text:p>O respondente não procurou informações ou realizou serviços públicos pela Internet, pois usar a Internet para contato com o governo é complicado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G3_G</text:p>
          </table:table-cell>
          <table:table-cell office:value-type="string" table:style-name="ce15">
            <text:p>O respondente não procurou informações ou realizou serviços públicos pela Internet, pois os serviços que precisa estão disponíveis na Internet, mas não é possível completar a transação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G3_H</text:p>
          </table:table-cell>
          <table:table-cell office:value-type="string" table:style-name="ce15">
            <text:p>O respondente não procurou informações ou realizou serviços públicos pela Internet, por falta de necessidade de buscar informações ou realizar serviços públicos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1">
          <table:table-cell office:value-type="float" office:value="2" table:style-name="ce16">
            <text:p>2</text:p>
          </table:table-cell>
          <table:table-cell office:value-type="string" table:style-name="ce15">
            <text:p>G3_OUTRO</text:p>
          </table:table-cell>
          <table:table-cell office:value-type="string" table:style-name="ce15">
            <text:p>O respondente não procurou informações ou realizou serviços públicos pela Internet por outro motivo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9 = "Não se aplica"</text:p>
          </table:table-cell>
          <table:table-cell table:number-columns-repeated="16379" table:style-name="ce5"/>
        </table:table-row>
        <table:table-row table:style-name="ro4">
          <table:table-cell office:value-type="float" office:value="2" table:style-name="ce16">
            <text:p>2</text:p>
          </table:table-cell>
          <table:table-cell office:value-type="string" table:style-name="ce15">
            <text:p>G3_OUTRO_DESC</text:p>
          </table:table-cell>
          <table:table-cell office:value-type="string" table:style-name="ce15">
            <text:p>Outro motivo mencionado pelo respondente para não procurar informações ou uilizar serviços públicos pela Internet (listagem).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&lt;gerar códigos&gt;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G4_A</text:p>
          </table:table-cell>
          <table:table-cell office:value-type="string" table:style-name="ce15">
            <text:p>Nos últimos 12 meses, o respondente entrou em contato com governo ou instituições públicas por e-mail<text:s/>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G4_B</text:p>
          </table:table-cell>
          <table:table-cell office:value-type="string" table:style-name="ce15">
            <text:p>Nos últimos 12 meses, o respondente entrou em contato com governo ou instituições públicas pelo site, como por formulário eletrônico, bate-papo ou chat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G4_C</text:p>
          </table:table-cell>
          <table:table-cell office:value-type="string" table:style-name="ce15">
            <text:p>Nos últimos 12 meses, o respondente entrou em contato com governo ou instituições públicas pelos perfis oficiais em redes sociais, como Facebook ou Twitter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G4_D</text:p>
          </table:table-cell>
          <table:table-cell office:value-type="string" table:style-name="ce15">
            <text:p>Nos últimos 12 meses, o respondente escreveu sugestões ou opiniões em fóruns ou consultas públicas de sites de governo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5">
            <text:p>G4_E</text:p>
          </table:table-cell>
          <table:table-cell office:value-type="string" table:style-name="ce15">
            <text:p>Nos últimos 12 meses, o respondente participou de votações ou enquetes em sites de governo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2">
          <table:table-cell office:value-type="string" table:number-columns-spanned="5" table:number-rows-spanned="1" table:style-name="ce36">
            <text:p>Cobertura</text:p>
          </table:table-cell>
          <table:covered-table-cell table:number-columns-repeated="4"/>
          <table:table-cell table:number-columns-repeated="16379"/>
        </table:table-row>
        <table:table-row table:style-name="ro9">
          <table:table-cell office:value-type="float" office:value="2" table:style-name="ce11">
            <text:p>2</text:p>
          </table:table-cell>
          <table:table-cell office:value-type="string" table:style-name="ce10">
            <text:p>C1_COB_A</text:p>
          </table:table-cell>
          <table:table-cell office:value-type="string" table:style-name="ce10">
            <text:p>O Sr. já enviou ou recebeu e-mails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</table:table-cell>
          <table:table-cell table:number-columns-repeated="16379"/>
        </table:table-row>
        <table:table-row table:style-name="ro9">
          <table:table-cell office:value-type="float" office:value="2" table:style-name="ce11">
            <text:p>2</text:p>
          </table:table-cell>
          <table:table-cell office:value-type="string" table:style-name="ce10">
            <text:p>C1_COB_B</text:p>
          </table:table-cell>
          <table:table-cell office:value-type="string" table:style-name="ce10">
            <text:p>O Sr. Já mandou mensagens por WhatsApp ou Telegram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</table:table-cell>
          <table:table-cell table:number-columns-repeated="16379"/>
        </table:table-row>
        <table:table-row table:style-name="ro9">
          <table:table-cell office:value-type="float" office:value="2" table:style-name="ce11">
            <text:p>2</text:p>
          </table:table-cell>
          <table:table-cell office:value-type="string" table:style-name="ce10">
            <text:p>C1_COB_C</text:p>
          </table:table-cell>
          <table:table-cell office:value-type="string" table:style-name="ce10">
            <text:p>O Sr. Já usou redes sociais como Facebook ou Snapchat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</table:table-cell>
          <table:table-cell table:number-columns-repeated="16379"/>
        </table:table-row>
        <table:table-row table:style-name="ro9">
          <table:table-cell office:value-type="float" office:value="2" table:style-name="ce11">
            <text:p>2</text:p>
          </table:table-cell>
          <table:table-cell office:value-type="string" table:style-name="ce10">
            <text:p>C1_COB_D</text:p>
          </table:table-cell>
          <table:table-cell office:value-type="string" table:style-name="ce10">
            <text:p>O Sr. Já buscou informações no Google ou Bing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</table:table-cell>
          <table:table-cell table:number-columns-repeated="16379"/>
        </table:table-row>
        <table:table-row table:style-name="ro10">
          <table:table-cell office:value-type="float" office:value="2" table:style-name="ce11">
            <text:p>2</text:p>
          </table:table-cell>
          <table:table-cell office:value-type="string" table:style-name="ce10">
            <text:p>C3_COB</text:p>
          </table:table-cell>
          <table:table-cell office:value-type="string" table:style-name="ce10">
            <text:p>Quando o Sr. fez essas atividaes pela última vez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1 = Há menos de 3 meses</text:p>
            <text:p>2 = Entre 3 meses a 12 meses</text:p>
            <text:p>3 = Mais de 12 meses atrás</text:p>
            <text:p>97 = Não sabe</text:p>
            <text:p>98 = Não respondeu</text:p>
          </table:table-cell>
          <table:table-cell table:number-columns-repeated="16379"/>
        </table:table-row>
        <table:table-row table:style-name="ro5">
          <table:table-cell office:value-type="float" office:value="2" table:style-name="ce11">
            <text:p>2</text:p>
          </table:table-cell>
          <table:table-cell office:value-type="string" table:style-name="ce10">
            <text:p>C4_COB</text:p>
          </table:table-cell>
          <table:table-cell office:value-type="string" table:style-name="ce10">
            <text:p>Em média, com que frequência o(a) senhor(a) fez essa(s) atividade(s) nos últimos 3 meses?<text:s/>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1 = Todos os dias ou quase todos os dias</text:p>
            <text:p>2 = Pelo menos uma vez por semana</text:p>
            <text:p>3 = Pelo menos uma vez por mês<text:s/></text:p>
            <text:p>4 = Menos do que uma vez por mês</text:p>
            <text:p>97 = Não sabe</text:p>
            <text:p>98 = Não respondeu</text:p>
          </table:table-cell>
          <table:table-cell table:number-columns-repeated="16379"/>
        </table:table-row>
        <table:table-row table:style-name="ro9">
          <table:table-cell office:value-type="float" office:value="2" table:style-name="ce11">
            <text:p>2</text:p>
          </table:table-cell>
          <table:table-cell office:value-type="string" table:style-name="ce10">
            <text:p>C5_COB_A</text:p>
          </table:table-cell>
          <table:table-cell office:value-type="string" table:style-name="ce10">
            <text:p>Nos últimos 3 meses o Sr. fez essas atividades no computador de mesa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</table:table-cell>
          <table:table-cell table:number-columns-repeated="16379"/>
        </table:table-row>
        <table:table-row table:style-name="ro9">
          <table:table-cell office:value-type="float" office:value="2" table:style-name="ce11">
            <text:p>2</text:p>
          </table:table-cell>
          <table:table-cell office:value-type="string" table:style-name="ce10">
            <text:p>C5_COB_B</text:p>
          </table:table-cell>
          <table:table-cell office:value-type="string" table:style-name="ce10">
            <text:p>Nos últimos 3 meses o Sr. fez essas atividades no notebook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</table:table-cell>
          <table:table-cell table:number-columns-repeated="16379"/>
        </table:table-row>
        <table:table-row table:style-name="ro9">
          <table:table-cell office:value-type="float" office:value="2" table:style-name="ce11">
            <text:p>2</text:p>
          </table:table-cell>
          <table:table-cell office:value-type="string" table:style-name="ce10">
            <text:p>C5_COB_C</text:p>
          </table:table-cell>
          <table:table-cell office:value-type="string" table:style-name="ce10">
            <text:p>Nos últimos 3 meses o Sr. fez essas atividades no tablet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</table:table-cell>
          <table:table-cell table:number-columns-repeated="16379"/>
        </table:table-row>
        <table:table-row table:style-name="ro9">
          <table:table-cell office:value-type="float" office:value="2" table:style-name="ce11">
            <text:p>2</text:p>
          </table:table-cell>
          <table:table-cell office:value-type="string" table:style-name="ce10">
            <text:p>C5_COB_D</text:p>
          </table:table-cell>
          <table:table-cell office:value-type="string" table:style-name="ce10">
            <text:p>Nos últimos 3 meses o Sr. fez essas atividades no telefone celular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</table:table-cell>
          <table:table-cell table:number-columns-repeated="16379"/>
        </table:table-row>
        <table:table-row table:style-name="ro9">
          <table:table-cell office:value-type="float" office:value="2" table:style-name="ce11">
            <text:p>2</text:p>
          </table:table-cell>
          <table:table-cell office:value-type="string" table:style-name="ce10">
            <text:p>C5_COB_E</text:p>
          </table:table-cell>
          <table:table-cell office:value-type="string" table:style-name="ce10">
            <text:p>Nos últimos 3 meses o Sr. fez essas atividades no videogame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</table:table-cell>
          <table:table-cell table:number-columns-repeated="16379"/>
        </table:table-row>
        <table:table-row table:style-name="ro9">
          <table:table-cell office:value-type="float" office:value="2" table:style-name="ce11">
            <text:p>2</text:p>
          </table:table-cell>
          <table:table-cell office:value-type="string" table:style-name="ce10">
            <text:p>C5_COB_F</text:p>
          </table:table-cell>
          <table:table-cell office:value-type="string" table:style-name="ce10">
            <text:p>Nos últimos 3 meses o Sr. fez essas atividades na televisão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</table:table-cell>
          <table:table-cell table:number-columns-repeated="16379"/>
        </table:table-row>
        <table:table-row table:style-name="ro4">
          <table:table-cell office:value-type="float" office:value="2" table:style-name="ce11">
            <text:p>2</text:p>
          </table:table-cell>
          <table:table-cell office:value-type="string" table:style-name="ce10">
            <text:p>C5_COB_G</text:p>
          </table:table-cell>
          <table:table-cell office:value-type="string" table:style-name="ce10">
            <text:p>Nos últimos 3 meses o Sr. fez essas atividades em outro aparelho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</table:table-cell>
          <table:table-cell table:number-columns-repeated="16379"/>
        </table:table-row>
        <table:table-row table:style-name="ro2">
          <table:table-cell office:value-type="float" office:value="2" table:style-name="ce11">
            <text:p>2</text:p>
          </table:table-cell>
          <table:table-cell office:value-type="string" table:style-name="ce10">
            <text:p>C5_COB_G_DESC</text:p>
          </table:table-cell>
          <table:table-cell office:value-type="string" table:style-name="ce10">
            <text:p>Nos últimos 3 meses o Sr. fez essas atividades em outro aparelho: DESCRIÇÃO</text:p>
          </table:table-cell>
          <table:table-cell office:value-type="string" table:style-name="ce10">
            <text:p>Texto</text:p>
          </table:table-cell>
          <table:table-cell table:style-name="ce10"/>
          <table:table-cell table:number-columns-repeated="16379"/>
        </table:table-row>
        <table:table-row table:style-name="ro11">
          <table:table-cell office:value-type="float" office:value="2" table:style-name="ce11">
            <text:p>2</text:p>
          </table:table-cell>
          <table:table-cell office:value-type="string" table:style-name="ce10">
            <text:p>C6_COB_A</text:p>
          </table:table-cell>
          <table:table-cell office:value-type="string" table:style-name="ce10">
            <text:p>Pensando nos últimos 3 meses, o respondente fez essas atividades em casa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9 = "Não se aplica"</text:p>
          </table:table-cell>
          <table:table-cell table:number-columns-repeated="16379"/>
        </table:table-row>
        <table:table-row table:style-name="ro11">
          <table:table-cell office:value-type="float" office:value="2" table:style-name="ce11">
            <text:p>2</text:p>
          </table:table-cell>
          <table:table-cell office:value-type="string" table:style-name="ce10">
            <text:p>C6_COB_B</text:p>
          </table:table-cell>
          <table:table-cell office:value-type="string" table:style-name="ce10">
            <text:p>Pensando nos últimos 3 meses, o respondente fez essas atividades no trabalho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9 = "Não se aplica"</text:p>
          </table:table-cell>
          <table:table-cell table:number-columns-repeated="16379"/>
        </table:table-row>
        <table:table-row table:style-name="ro11">
          <table:table-cell office:value-type="float" office:value="2" table:style-name="ce11">
            <text:p>2</text:p>
          </table:table-cell>
          <table:table-cell office:value-type="string" table:style-name="ce10">
            <text:p>C6_COB_C</text:p>
          </table:table-cell>
          <table:table-cell office:value-type="string" table:style-name="ce10">
            <text:p>Pensando nos últimos 3 meses, o respondente fez essas atividades na escola ou estabelecimento de ensino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9 = "Não se aplica"</text:p>
          </table:table-cell>
          <table:table-cell table:number-columns-repeated="16379"/>
        </table:table-row>
        <table:table-row table:style-name="ro11">
          <table:table-cell office:value-type="float" office:value="2" table:style-name="ce11">
            <text:p>2</text:p>
          </table:table-cell>
          <table:table-cell office:value-type="string" table:style-name="ce10">
            <text:p>C6_COB_D</text:p>
          </table:table-cell>
          <table:table-cell office:value-type="string" table:style-name="ce10">
            <text:p>Pensando nos últimos 3 meses, o respondente fez essas atividades na casa de outra pessoa, como por exemplo amigo, vizinho ou familiar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9 = "Não se aplica"</text:p>
          </table:table-cell>
          <table:table-cell table:number-columns-repeated="16379"/>
        </table:table-row>
        <table:table-row table:style-name="ro11">
          <table:table-cell office:value-type="float" office:value="2" table:style-name="ce11">
            <text:p>2</text:p>
          </table:table-cell>
          <table:table-cell office:value-type="string" table:style-name="ce10">
            <text:p>C6_COB_E</text:p>
          </table:table-cell>
          <table:table-cell office:value-type="string" table:style-name="ce10">
            <text:p>Pensando nos últimos 3 meses, o respondente fez essas atividades no centro público de acesso gratuito, como por exemplo telecentro, biblioteca ou entidade comunitária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9 = "Não se aplica"</text:p>
          </table:table-cell>
          <table:table-cell table:number-columns-repeated="16379"/>
        </table:table-row>
        <table:table-row table:style-name="ro11">
          <table:table-cell office:value-type="float" office:value="2" table:style-name="ce11">
            <text:p>2</text:p>
          </table:table-cell>
          <table:table-cell office:value-type="string" table:style-name="ce10">
            <text:p>C6_COB_F</text:p>
          </table:table-cell>
          <table:table-cell office:value-type="string" table:style-name="ce10">
            <text:p>Pensando nos últimos 3 meses, o respondente fez essas atividades no centro público de acesso pago, como por exemplo lanhouse, Cyber Café ou Internet café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9 = "Não se aplica"</text:p>
          </table:table-cell>
          <table:table-cell table:number-columns-repeated="16379"/>
        </table:table-row>
        <table:table-row table:style-name="ro11">
          <table:table-cell office:value-type="float" office:value="2" table:style-name="ce11">
            <text:p>2</text:p>
          </table:table-cell>
          <table:table-cell office:value-type="string" table:style-name="ce10">
            <text:p>C6_COB_G</text:p>
          </table:table-cell>
          <table:table-cell office:value-type="string" table:style-name="ce10">
            <text:p>Pensando nos últimos 3 meses, o respondente fez essas atividades enquanto se desloca, como por exemplo na rua, no ônibus, no metrô ou no carro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9 = "Não se aplica"</text:p>
          </table:table-cell>
          <table:table-cell table:number-columns-repeated="16379"/>
        </table:table-row>
        <table:table-row table:style-name="ro11">
          <table:table-cell office:value-type="float" office:value="2" table:style-name="ce11">
            <text:p>2</text:p>
          </table:table-cell>
          <table:table-cell office:value-type="string" table:style-name="ce10">
            <text:p>C6_COB_OUTRO</text:p>
          </table:table-cell>
          <table:table-cell office:value-type="string" table:style-name="ce10">
            <text:p>Pensando nos últimos 3 meses, o respondente fez essas atividades em outro lugar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9 = "Não se aplica"</text:p>
          </table:table-cell>
          <table:table-cell table:number-columns-repeated="16379"/>
        </table:table-row>
        <table:table-row table:style-name="ro2">
          <table:table-cell office:value-type="float" office:value="2" table:style-name="ce11">
            <text:p>2</text:p>
          </table:table-cell>
          <table:table-cell office:value-type="string" table:style-name="ce10">
            <text:p>C6_COB_OUTRO_DESC</text:p>
          </table:table-cell>
          <table:table-cell office:value-type="string" table:style-name="ce10">
            <text:p>Outro lugar mencionado pelo respondente para uso da Internet (listagem).</text:p>
          </table:table-cell>
          <table:table-cell office:value-type="string" table:style-name="ce10">
            <text:p>Texto</text:p>
          </table:table-cell>
          <table:table-cell office:value-type="string" table:style-name="ce10">
            <text:p>99 = "Não se aplica"</text:p>
          </table:table-cell>
          <table:table-cell table:number-columns-repeated="16379"/>
        </table:table-row>
        <table:table-row table:style-name="ro2">
          <table:table-cell office:value-type="float" office:value="11" table:style-name="ce17">
            <text:p>11</text:p>
          </table:table-cell>
          <table:table-cell office:value-type="string" table:style-name="ce18">
            <text:p>PESO</text:p>
          </table:table-cell>
          <table:table-cell office:value-type="string" table:style-name="ce18">
            <text:p>Peso do indvíduo</text:p>
          </table:table-cell>
          <table:table-cell office:value-type="string" table:style-name="ce18">
            <text:p>Numérico</text:p>
          </table:table-cell>
          <table:table-cell table:style-name="ce18"/>
          <table:table-cell table:number-columns-repeated="16379"/>
        </table:table-row>
        <table:table-row table:style-name="ro7">
          <table:table-cell office:value-type="float" office:value="2" table:style-name="ce19">
            <text:p>2</text:p>
          </table:table-cell>
          <table:table-cell office:value-type="string" table:style-name="ce20">
            <text:p>RENDA_FAMILIAR</text:p>
          </table:table-cell>
          <table:table-cell office:value-type="string" table:style-name="ce20">
            <text:p>Renda familiar</text:p>
          </table:table-cell>
          <table:table-cell office:value-type="string" table:style-name="ce20">
            <text:p>Numérico</text:p>
          </table:table-cell>
          <table:table-cell office:value-type="string" table:style-name="ce15">
            <text:p>1 = "Até R$ 998,00"</text:p>
            <text:p>2 = "De R$ 998,01 até R$ 1.996,00"</text:p>
            <text:p>3 = "De R$ 1.996,01 até R$ 2.994,00"</text:p>
            <text:p>4 = "De R$ 2.994,01 até R$ 4.990,00"</text:p>
            <text:p>5 = "De R4.990,01 até R$ 9.980,00"</text:p>
            <text:p>6 = "De R$ 9.980,01 até R$ 19.960,00"</text:p>
            <text:p>7 = "De R$ 19.960,01 até R$ 29.940,00"</text:p>
            <text:p>8 = "Mais de R$ 29.940,00"</text:p>
            <text:p>9 = "Não tem renda"</text:p>
            <text:p>97 = "Não sabe"</text:p>
            <text:p>98 = "Não respondeu"</text:p>
          </table:table-cell>
          <table:table-cell table:number-columns-repeated="16379"/>
        </table:table-row>
        <table:table-row table:style-name="ro10">
          <table:table-cell office:value-type="float" office:value="1" table:style-name="ce21">
            <text:p>1</text:p>
          </table:table-cell>
          <table:table-cell office:value-type="string" table:style-name="ce22">
            <text:p>GRAU_INSTRUCAO_2</text:p>
          </table:table-cell>
          <table:table-cell office:value-type="string" table:style-name="ce22">
            <text:p>Grau de instrução informado pelo respondente</text:p>
          </table:table-cell>
          <table:table-cell office:value-type="string" table:style-name="ce22">
            <text:p>Numérico</text:p>
          </table:table-cell>
          <table:table-cell office:value-type="string" table:style-name="ce22">
            <text:p>1="Analfabeto / Educação infantil"</text:p>
            <text:p>2="Fundamental"</text:p>
            <text:p>3="Médio"</text:p>
            <text:p>4="Superior"</text:p>
            <text:p/>
          </table:table-cell>
          <table:table-cell table:number-columns-repeated="16379"/>
        </table:table-row>
        <table:table-row table:style-name="ro4">
          <table:table-cell office:value-type="float" office:value="1" table:style-name="ce21">
            <text:p>1</text:p>
          </table:table-cell>
          <table:table-cell office:value-type="string" table:style-name="ce22">
            <text:p>PEA_2</text:p>
          </table:table-cell>
          <table:table-cell office:value-type="string" table:style-name="ce22">
            <text:p>Condição de atividade</text:p>
          </table:table-cell>
          <table:table-cell office:value-type="string" table:style-name="ce22">
            <text:p>Numérico</text:p>
          </table:table-cell>
          <table:table-cell office:value-type="string" table:style-name="ce22">
            <text:p>1 = "Na força de trabalho"</text:p>
            <text:p>2 = "Fora da força de trabalho"</text:p>
          </table:table-cell>
          <table:table-cell table:number-columns-repeated="16379"/>
        </table:table-row>
        <table:table-row table:style-name="ro10">
          <table:table-cell office:value-type="float" office:value="1" table:style-name="ce17">
            <text:p>1</text:p>
          </table:table-cell>
          <table:table-cell office:value-type="string" table:style-name="ce18">
            <text:p>COD_REGIAO_2</text:p>
          </table:table-cell>
          <table:table-cell office:value-type="string" table:style-name="ce18">
            <text:p>Região</text:p>
          </table:table-cell>
          <table:table-cell office:value-type="string" table:style-name="ce18">
            <text:p>Numérico</text:p>
          </table:table-cell>
          <table:table-cell office:value-type="string" table:style-name="ce18">
            <text:p>1 = "Sudeste"</text:p>
            <text:p>2 = "Nordeste"</text:p>
            <text:p>3 = "Sul"</text:p>
            <text:p>4 = "Norte"</text:p>
            <text:p>5 = "Centro-Oeste"</text:p>
          </table:table-cell>
          <table:table-cell table:number-columns-repeated="16379"/>
        </table:table-row>
        <table:table-row table:style-name="ro9">
          <table:table-cell office:value-type="float" office:value="1" table:style-name="ce21">
            <text:p>1</text:p>
          </table:table-cell>
          <table:table-cell office:value-type="string" table:style-name="ce22">
            <text:p>CLASSE_CB2015</text:p>
          </table:table-cell>
          <table:table-cell office:value-type="string" table:style-name="ce22">
            <text:p>Classe econômica pelo Critério Brasil 2015</text:p>
          </table:table-cell>
          <table:table-cell office:value-type="string" table:style-name="ce22">
            <text:p>Numérico</text:p>
          </table:table-cell>
          <table:table-cell office:value-type="string" table:style-name="ce22">
            <text:p>1="A"</text:p>
            <text:p>2="B"</text:p>
            <text:p>3="C"</text:p>
            <text:p>4="DE"</text:p>
          </table:table-cell>
          <table:table-cell table:number-columns-repeated="16379"/>
        </table:table-row>
        <table:table-row table:style-name="ro9">
          <table:table-cell office:value-type="float" office:value="1" table:style-name="ce21">
            <text:p>1</text:p>
          </table:table-cell>
          <table:table-cell office:value-type="string" table:style-name="ce22">
            <text:p>CLASSE_CB2008</text:p>
          </table:table-cell>
          <table:table-cell office:value-type="string" table:style-name="ce22">
            <text:p>Classe econômica pelo Critério Brasil 2008</text:p>
          </table:table-cell>
          <table:table-cell office:value-type="string" table:style-name="ce22">
            <text:p>Numérico</text:p>
          </table:table-cell>
          <table:table-cell office:value-type="string" table:style-name="ce22">
            <text:p>1="A"</text:p>
            <text:p>2="B"</text:p>
            <text:p>3="C"</text:p>
            <text:p>4="DE"</text:p>
          </table:table-cell>
          <table:table-cell table:number-columns-repeated="16379"/>
        </table:table-row>
        <table:table-row table:style-name="ro4">
          <table:table-cell office:value-type="float" office:value="1" table:style-name="ce21">
            <text:p>1</text:p>
          </table:table-cell>
          <table:table-cell office:value-type="string" table:style-name="ce22">
            <text:p>AREA</text:p>
          </table:table-cell>
          <table:table-cell office:value-type="string" table:style-name="ce22">
            <text:p>Área</text:p>
          </table:table-cell>
          <table:table-cell office:value-type="string" table:style-name="ce22">
            <text:p>Numérico</text:p>
          </table:table-cell>
          <table:table-cell office:value-type="string" table:style-name="ce22">
            <text:p>1="Urbana"</text:p>
            <text:p>2="Rural"</text:p>
          </table:table-cell>
          <table:table-cell table:number-columns-repeated="16379"/>
        </table:table-row>
        <table:table-row table:style-name="ro14">
          <table:table-cell office:value-type="float" office:value="2" table:style-name="ce17">
            <text:p>2</text:p>
          </table:table-cell>
          <table:table-cell office:value-type="string" table:style-name="ce18">
            <text:p>RENDA_FAMILIAR_2</text:p>
          </table:table-cell>
          <table:table-cell office:value-type="string" table:style-name="ce18">
            <text:p>Renda familiar em salários mínimos</text:p>
          </table:table-cell>
          <table:table-cell office:value-type="string" table:style-name="ce18">
            <text:p>Numérico</text:p>
          </table:table-cell>
          <table:table-cell office:value-type="string" table:style-name="ce18">
            <text:p>1 = "Até 1 SM"</text:p>
            <text:p>2 = "Mais de 1 SM até 2 SM"</text:p>
            <text:p>3 = "Mais de 2 SM até 3 SM"</text:p>
            <text:p>4 = "Mais de 3 SM até 5 SM"</text:p>
            <text:p>5 = "Mais de 5 SM até 10 SM"</text:p>
            <text:p>6 = "Mais de 10 SM"</text:p>
            <text:p>7 = "Não tem renda"</text:p>
            <text:p>97 = "Não sabe"</text:p>
            <text:p>98 = "Não respondeu"</text:p>
          </table:table-cell>
          <table:table-cell table:number-columns-repeated="16379"/>
        </table:table-row>
        <table:table-row table:style-name="ro2">
          <table:table-cell office:value-type="string" table:number-columns-spanned="5" table:number-rows-spanned="1" table:style-name="ce23">
            <text:p>Variáveis Agregadas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float" office:value="2" table:style-name="ce17">
            <text:p>2</text:p>
          </table:table-cell>
          <table:table-cell office:value-type="string" table:style-name="ce18">
            <text:p>C5_AGREG</text:p>
          </table:table-cell>
          <table:table-cell office:value-type="string" table:style-name="ce18">
            <text:p>Total de usuários de Internet por computador</text:p>
          </table:table-cell>
          <table:table-cell office:value-type="string" table:style-name="ce18">
            <text:p>Numérico</text:p>
          </table:table-cell>
          <table:table-cell office:value-type="string" table:style-name="ce18">
            <text:p>1 = "Total - Computador"</text:p>
          </table:table-cell>
          <table:table-cell table:number-columns-repeated="16379"/>
        </table:table-row>
        <table:table-row table:style-name="ro11">
          <table:table-cell office:value-type="float" office:value="2" table:style-name="ce17">
            <text:p>2</text:p>
          </table:table-cell>
          <table:table-cell office:value-type="string" table:style-name="ce18">
            <text:p>C5_DISPOSITIVOS</text:p>
          </table:table-cell>
          <table:table-cell office:value-type="string" table:style-name="ce18">
            <text:p>Dispositivo utilizado pelos usuários de Internet de forma exlcusiva ou simultânea</text:p>
          </table:table-cell>
          <table:table-cell office:value-type="string" table:style-name="ce18">
            <text:p>Numérico</text:p>
          </table:table-cell>
          <table:table-cell office:value-type="string" table:style-name="ce18">
            <text:p>1 = "Apenas computador"</text:p>
            <text:p>2 = "Apenas telefone celular"</text:p>
            <text:p>3 = "Ambos"</text:p>
          </table:table-cell>
          <table:table-cell table:number-columns-repeated="16379"/>
        </table:table-row>
        <table:table-row table:style-name="ro4">
          <table:table-cell office:value-type="float" office:value="2" table:style-name="ce17">
            <text:p>2</text:p>
          </table:table-cell>
          <table:table-cell office:value-type="string" table:style-name="ce18">
            <text:p>G1_AGREG</text:p>
          </table:table-cell>
          <table:table-cell office:value-type="string" table:style-name="ce18">
            <text:p>Indivíduos que utilizaram governo eletrônico</text:p>
          </table:table-cell>
          <table:table-cell office:value-type="string" table:style-name="ce18">
            <text:p>Numérico</text:p>
          </table:table-cell>
          <table:table-cell office:value-type="string" table:style-name="ce18">
            <text:p>0 = "Não"</text:p>
            <text:p>1 = "Sim"</text:p>
          </table:table-cell>
          <table:table-cell table:number-columns-repeated="16379"/>
        </table:table-row>
        <table:table-row table:style-name="ro11">
          <table:table-cell office:value-type="float" office:value="2" table:style-name="ce17">
            <text:p>2</text:p>
          </table:table-cell>
          <table:table-cell office:value-type="string" table:style-name="ce18">
            <text:p>C8_NAO</text:p>
          </table:table-cell>
          <table:table-cell office:value-type="string" table:style-name="ce18">
            <text:p>Não utilizaram a Internet para realizar atividades de interação com autoridades públicas</text:p>
          </table:table-cell>
          <table:table-cell office:value-type="string" table:style-name="ce18">
            <text:p>Numérico</text:p>
          </table:table-cell>
          <table:table-cell office:value-type="string" table:style-name="ce18">
            <text:p>1 = "Não utilizou a Internet para realizar atividades de interação com autoridades públicas"</text:p>
          </table:table-cell>
          <table:table-cell table:number-columns-repeated="16379"/>
        </table:table-row>
        <table:table-row table:style-name="ro2">
          <table:table-cell office:value-type="float" office:value="2" table:style-name="ce17">
            <text:p>2</text:p>
          </table:table-cell>
          <table:table-cell office:value-type="string" table:style-name="ce18">
            <text:p>I1_NENHUM</text:p>
          </table:table-cell>
          <table:table-cell office:value-type="string" table:style-name="ce18">
            <text:p>Usuários de computador que não realizaram nenhuma ativdade</text:p>
          </table:table-cell>
          <table:table-cell office:value-type="string" table:style-name="ce18">
            <text:p>Numérico</text:p>
          </table:table-cell>
          <table:table-cell office:value-type="string" table:style-name="ce18">
            <text:p>1 = "Nenhuma dessas atividades"</text:p>
          </table:table-cell>
          <table:table-cell table:number-columns-repeated="16379"/>
        </table:table-row>
        <table:table-row table:style-name="ro5">
          <table:table-cell office:value-type="float" office:value="2" table:style-name="ce17">
            <text:p>2</text:p>
          </table:table-cell>
          <table:table-cell office:value-type="string" table:style-name="ce18">
            <text:p>J5_FAIXAS</text:p>
          </table:table-cell>
          <table:table-cell office:value-type="string" table:style-name="ce18">
            <text:p>Faixas de quantidade de linhas de telefone celular</text:p>
          </table:table-cell>
          <table:table-cell office:value-type="string" table:style-name="ce18">
            <text:p>Numérico</text:p>
          </table:table-cell>
          <table:table-cell office:value-type="string" table:style-name="ce18">
            <text:p>0 = "0"</text:p>
            <text:p>1 = "1"</text:p>
            <text:p>2 = "2"</text:p>
            <text:p>3 = "3 ou mais"</text:p>
            <text:p>97 = "Não sabe"</text:p>
            <text:p>98 <text:s/>= "Não respondeu"</text:p>
          </table:table-cell>
          <table:table-cell table:number-columns-repeated="16379"/>
        </table:table-row>
        <table:table-row table:style-name="ro2">
          <table:table-cell office:value-type="float" office:value="2" table:style-name="ce17">
            <text:p>2</text:p>
          </table:table-cell>
          <table:table-cell office:value-type="string" table:style-name="ce18">
            <text:p>J2_NENHUM</text:p>
          </table:table-cell>
          <table:table-cell office:value-type="string" table:style-name="ce18">
            <text:p>Nenhuma atividade realizada no teledone celular</text:p>
          </table:table-cell>
          <table:table-cell office:value-type="string" table:style-name="ce18">
            <text:p>Numérico</text:p>
          </table:table-cell>
          <table:table-cell office:value-type="string" table:style-name="ce18">
            <text:p>1 = "Nenhuma dessas atividades"</text:p>
          </table:table-cell>
          <table:table-cell table:number-columns-repeated="16379"/>
        </table:table-row>
        <table:table-row table:style-name="ro4">
          <table:table-cell office:value-type="float" office:value="2" table:style-name="ce17">
            <text:p>2</text:p>
          </table:table-cell>
          <table:table-cell office:value-type="string" table:style-name="ce18">
            <text:p>C1_COB_AGREG</text:p>
          </table:table-cell>
          <table:table-cell office:value-type="string" table:style-name="ce18">
            <text:p>Não usuários de Internet que declararam ter utilizado alguma aplicação de Internet</text:p>
          </table:table-cell>
          <table:table-cell office:value-type="string" table:style-name="ce18">
            <text:p>Numérico</text:p>
          </table:table-cell>
          <table:table-cell office:value-type="string" table:style-name="ce18">
            <text:p>0 = "Não"</text:p>
            <text:p>1 = "Sim"</text:p>
          </table:table-cell>
          <table:table-cell table:number-columns-repeated="16379"/>
        </table:table-row>
        <table:table-row table:style-name="ro2">
          <table:table-cell office:value-type="float" office:value="2" table:style-name="ce17">
            <text:p>2</text:p>
          </table:table-cell>
          <table:table-cell office:value-type="string" table:style-name="ce18">
            <text:p>C5_COB_AGREG</text:p>
          </table:table-cell>
          <table:table-cell office:value-type="string" table:style-name="ce18">
            <text:p>Não usuários de Internet que utilizaram alguma aplicação selecionada</text:p>
          </table:table-cell>
          <table:table-cell office:value-type="string" table:style-name="ce18">
            <text:p>Numérico</text:p>
          </table:table-cell>
          <table:table-cell office:value-type="string" table:style-name="ce18">
            <text:p>1 = "Total - Computador"</text:p>
          </table:table-cell>
          <table:table-cell table:number-columns-repeated="16379"/>
        </table:table-row>
        <table:table-row table:style-name="ro2">
          <table:table-cell office:value-type="float" office:value="2" table:style-name="ce17">
            <text:p>2</text:p>
          </table:table-cell>
          <table:table-cell office:value-type="string" table:style-name="ce18">
            <text:p>C5_COB_NENHUM</text:p>
          </table:table-cell>
          <table:table-cell office:value-type="string" table:style-name="ce18">
            <text:p>Não usuários de Internet que utilizaram alguma aplicação selecionada</text:p>
          </table:table-cell>
          <table:table-cell office:value-type="string" table:style-name="ce18">
            <text:p>Numérico</text:p>
          </table:table-cell>
          <table:table-cell office:value-type="string" table:style-name="ce18">
            <text:p>1 = "Nenhum desses dispositivos"</text:p>
          </table:table-cell>
          <table:table-cell table:number-columns-repeated="16379"/>
        </table:table-row>
        <table:table-row table:style-name="ro10">
          <table:table-cell office:value-type="float" office:value="2" table:style-name="ce17">
            <text:p>2</text:p>
          </table:table-cell>
          <table:table-cell office:value-type="string" table:style-name="ce18">
            <text:p>C3J3</text:p>
          </table:table-cell>
          <table:table-cell office:value-type="string" table:style-name="ce18">
            <text:p>Indicador ampliado de usuários de Internet</text:p>
          </table:table-cell>
          <table:table-cell office:value-type="string" table:style-name="ce18">
            <text:p>Numérico</text:p>
          </table:table-cell>
          <table:table-cell office:value-type="string" table:style-name="ce18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/>
        </table:table-row>
        <table:table-row table:style-name="ro9">
          <table:table-cell office:value-type="float" office:value="2" table:style-name="ce17">
            <text:p>2</text:p>
          </table:table-cell>
          <table:table-cell office:value-type="string" table:style-name="ce18">
            <text:p>J3_AGREG</text:p>
          </table:table-cell>
          <table:table-cell office:value-type="string" table:style-name="ce18">
            <text:p>Indivíduos que usaram a Internet no telefone celular (inclui os usuários de aplicações que necessitam de conexão à Internet)</text:p>
          </table:table-cell>
          <table:table-cell office:value-type="string" table:style-name="ce18">
            <text:p>Numérico</text:p>
          </table:table-cell>
          <table:table-cell office:value-type="string" table:style-name="ce18">
            <text:p>0 = "Não"</text:p>
            <text:p>1 = "Sim"</text:p>
            <text:p>97="Não sabe"</text:p>
            <text:p>98 = "Não respondeu"</text:p>
          </table:table-cell>
          <table:table-cell table:number-columns-repeated="16379"/>
        </table:table-row>
        <table:table-row table:number-rows-repeated="104831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_50_0_37__32_-_32__202_nfase1" style:display-name="20% - Ênfase1" style:family="table-cell" style:data-style-name="N0">
      <style:table-cell-properties fo:background-color="#DCE6F1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1_32_2" style:display-name="20% - Ênfase1 2" style:family="table-cell" style:data-style-name="N0">
      <style:table-cell-properties fo:background-color="#DCE6F1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1_32_3" style:display-name="20% - Ênfase1 3" style:family="table-cell" style:data-style-name="N0">
      <style:table-cell-properties fo:background-color="#DCE6F1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1_32_4" style:display-name="20% - Ênfase1 4" style:family="table-cell" style:data-style-name="N0">
      <style:table-cell-properties fo:background-color="#DCE6F1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2" style:display-name="20% - Ênfase2" style:family="table-cell" style:data-style-name="N0">
      <style:table-cell-properties fo:background-color="#F2DCDB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2_32_2" style:display-name="20% - Ênfase2 2" style:family="table-cell" style:data-style-name="N0">
      <style:table-cell-properties fo:background-color="#F2DCDB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2_32_3" style:display-name="20% - Ênfase2 3" style:family="table-cell" style:data-style-name="N0">
      <style:table-cell-properties fo:background-color="#F2DCDB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2_32_4" style:display-name="20% - Ênfase2 4" style:family="table-cell" style:data-style-name="N0">
      <style:table-cell-properties fo:background-color="#F2DCDB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3" style:display-name="20% - Ênfase3" style:family="table-cell" style:data-style-name="N0">
      <style:table-cell-properties fo:background-color="#EBF1DE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3_32_2" style:display-name="20% - Ênfase3 2" style:family="table-cell" style:data-style-name="N0">
      <style:table-cell-properties fo:background-color="#EBF1DE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3_32_3" style:display-name="20% - Ênfase3 3" style:family="table-cell" style:data-style-name="N0">
      <style:table-cell-properties fo:background-color="#EBF1DE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3_32_4" style:display-name="20% - Ênfase3 4" style:family="table-cell" style:data-style-name="N0">
      <style:table-cell-properties fo:background-color="#EBF1DE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4" style:display-name="20% - Ênfase4" style:family="table-cell" style:data-style-name="N0">
      <style:table-cell-properties fo:background-color="#E4DFE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4_32_2" style:display-name="20% - Ênfase4 2" style:family="table-cell" style:data-style-name="N0">
      <style:table-cell-properties fo:background-color="#E4DFE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4_32_3" style:display-name="20% - Ênfase4 3" style:family="table-cell" style:data-style-name="N0">
      <style:table-cell-properties fo:background-color="#E4DFE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4_32_4" style:display-name="20% - Ênfase4 4" style:family="table-cell" style:data-style-name="N0">
      <style:table-cell-properties fo:background-color="#E4DFE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5" style:display-name="20% - Ênfase5" style:family="table-cell" style:data-style-name="N0">
      <style:table-cell-properties fo:background-color="#DAEEF3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5_32_2" style:display-name="20% - Ênfase5 2" style:family="table-cell" style:data-style-name="N0">
      <style:table-cell-properties fo:background-color="#DAEEF3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5_32_3" style:display-name="20% - Ênfase5 3" style:family="table-cell" style:data-style-name="N0">
      <style:table-cell-properties fo:background-color="#DAEEF3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5_32_4" style:display-name="20% - Ênfase5 4" style:family="table-cell" style:data-style-name="N0">
      <style:table-cell-properties fo:background-color="#DAEEF3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6" style:display-name="20% - Ênfase6" style:family="table-cell" style:data-style-name="N0">
      <style:table-cell-properties fo:background-color="#FDE9D9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6_32_2" style:display-name="20% - Ênfase6 2" style:family="table-cell" style:data-style-name="N0">
      <style:table-cell-properties fo:background-color="#FDE9D9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6_32_3" style:display-name="20% - Ênfase6 3" style:family="table-cell" style:data-style-name="N0">
      <style:table-cell-properties fo:background-color="#FDE9D9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6_32_4" style:display-name="20% - Ênfase6 4" style:family="table-cell" style:data-style-name="N0">
      <style:table-cell-properties fo:background-color="#FDE9D9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1" style:display-name="40% - Ênfase1" style:family="table-cell" style:data-style-name="N0">
      <style:table-cell-properties fo:background-color="#B8CCE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1_32_2" style:display-name="40% - Ênfase1 2" style:family="table-cell" style:data-style-name="N0">
      <style:table-cell-properties fo:background-color="#B8CCE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1_32_3" style:display-name="40% - Ênfase1 3" style:family="table-cell" style:data-style-name="N0">
      <style:table-cell-properties fo:background-color="#B8CCE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1_32_4" style:display-name="40% - Ênfase1 4" style:family="table-cell" style:data-style-name="N0">
      <style:table-cell-properties fo:background-color="#B8CCE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2" style:display-name="40% - Ênfase2" style:family="table-cell" style:data-style-name="N0">
      <style:table-cell-properties fo:background-color="#E6B8B7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2_32_2" style:display-name="40% - Ênfase2 2" style:family="table-cell" style:data-style-name="N0">
      <style:table-cell-properties fo:background-color="#E6B8B7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2_32_3" style:display-name="40% - Ênfase2 3" style:family="table-cell" style:data-style-name="N0">
      <style:table-cell-properties fo:background-color="#E6B8B7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2_32_4" style:display-name="40% - Ênfase2 4" style:family="table-cell" style:data-style-name="N0">
      <style:table-cell-properties fo:background-color="#E6B8B7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3" style:display-name="40% - Ênfase3" style:family="table-cell" style:data-style-name="N0">
      <style:table-cell-properties fo:background-color="#D8E4BC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3_32_2" style:display-name="40% - Ênfase3 2" style:family="table-cell" style:data-style-name="N0">
      <style:table-cell-properties fo:background-color="#D8E4BC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3_32_3" style:display-name="40% - Ênfase3 3" style:family="table-cell" style:data-style-name="N0">
      <style:table-cell-properties fo:background-color="#D8E4BC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3_32_4" style:display-name="40% - Ênfase3 4" style:family="table-cell" style:data-style-name="N0">
      <style:table-cell-properties fo:background-color="#D8E4BC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4" style:display-name="40% - Ênfase4" style:family="table-cell" style:data-style-name="N0">
      <style:table-cell-properties fo:background-color="#CCC0DA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4_32_2" style:display-name="40% - Ênfase4 2" style:family="table-cell" style:data-style-name="N0">
      <style:table-cell-properties fo:background-color="#CCC0DA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4_32_3" style:display-name="40% - Ênfase4 3" style:family="table-cell" style:data-style-name="N0">
      <style:table-cell-properties fo:background-color="#CCC0DA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4_32_4" style:display-name="40% - Ênfase4 4" style:family="table-cell" style:data-style-name="N0">
      <style:table-cell-properties fo:background-color="#CCC0DA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5" style:display-name="40% - Ênfase5" style:family="table-cell" style:data-style-name="N0">
      <style:table-cell-properties fo:background-color="#B7DEE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5_32_2" style:display-name="40% - Ênfase5 2" style:family="table-cell" style:data-style-name="N0">
      <style:table-cell-properties fo:background-color="#B7DEE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5_32_3" style:display-name="40% - Ênfase5 3" style:family="table-cell" style:data-style-name="N0">
      <style:table-cell-properties fo:background-color="#B7DEE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5_32_4" style:display-name="40% - Ênfase5 4" style:family="table-cell" style:data-style-name="N0">
      <style:table-cell-properties fo:background-color="#B7DEE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6" style:display-name="40% - Ênfase6" style:family="table-cell" style:data-style-name="N0">
      <style:table-cell-properties fo:background-color="#FCD5B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6_32_2" style:display-name="40% - Ênfase6 2" style:family="table-cell" style:data-style-name="N0">
      <style:table-cell-properties fo:background-color="#FCD5B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6_32_3" style:display-name="40% - Ênfase6 3" style:family="table-cell" style:data-style-name="N0">
      <style:table-cell-properties fo:background-color="#FCD5B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6_32_4" style:display-name="40% - Ênfase6 4" style:family="table-cell" style:data-style-name="N0">
      <style:table-cell-properties fo:background-color="#FCD5B4"/>
      <style:text-properties fo:color="#000000" style:font-name="Calibri" style:font-name-asian="Calibri" style:font-name-complex="Calibri" fo:font-size="11pt" style:font-size-asian="11pt" style:font-size-complex="11pt"/>
    </style:style>
    <style:style style:name="_54_0_37__32_-_32__202_nfase1" style:display-name="60% - Ênfase1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1_32_2" style:display-name="60% - Ênfase1 2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2" style:display-name="60% - Ênfase2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2_32_2" style:display-name="60% - Ênfase2 2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3" style:display-name="60% - Ênfase3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3_32_2" style:display-name="60% - Ênfase3 2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4" style:display-name="60% - Ênfase4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4_32_2" style:display-name="60% - Ênfase4 2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5" style:display-name="60% - Ênfase5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5_32_2" style:display-name="60% - Ênfase5 2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6" style:display-name="60% - Ênfase6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6_32_2" style:display-name="60% - Ênfase6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Bom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Bom_32_2" style:display-name="Bom 2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_225_lculo_32_2" style:display-name="Cálculo 2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_233_lula_32_de_32_Verifica_231__227_o_32_2" style:display-name="Célula de Verificação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C_233_lula_32_Vinculada_32_2" style:display-name="Célula Vinculada 2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_202_nfase1" style:display-name="Ênfase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1_32_2" style:display-name="Ênfase1 2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2" style:display-name="Ênfase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2_32_2" style:display-name="Ênfase2 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3" style:display-name="Ênfase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3_32_2" style:display-name="Ênfase3 2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4" style:display-name="Ênfase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4_32_2" style:display-name="Ênfase4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5" style:display-name="Ênfase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5_32_2" style:display-name="Ênfase5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6" style:display-name="Ênfase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6_32_2" style:display-name="Ênfase6 2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Entrada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Entrada_32_2" style:display-name="Entrada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correto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Neutra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o_32_2" style:display-name="Neutro 2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10_32_3" style:display-name="Normal 10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10_32_4" style:display-name="Normal 10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_32_2_32_2_32_2" style:display-name="Normal 2 2 2 2" style:family="table-cell" style:data-style-name="N0"/>
    <style:style style:name="Normal_32_2_32_2_32_2_32_2_32_2" style:display-name="Normal 2 2 2 2 2" style:family="table-cell" style:data-style-name="N0"/>
    <style:style style:name="Normal_32_2_32_3" style:display-name="Normal 2 3" style:family="table-cell" style:data-style-name="N0"/>
    <style:style style:name="Normal_32_2_32_3_32_2" style:display-name="Normal 2 3 2" style:family="table-cell" style:data-style-name="N0"/>
    <style:style style:name="Normal_32_2_32_4" style:display-name="Normal 2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_32_5" style:display-name="Normal 2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3_32_2" style:display-name="Normal 3 2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Nota_32_2" style:display-name="Nota 2" style:family="table-cell" style:data-style-name="N0">
      <style:table-cell-properties fo:border="thin solid #B2B2B2" fo:background-color="#FFFFCC"/>
    </style:style>
    <style:style style:name="Nota_32_2_32_2" style:display-name="Nota 2 2" style:family="table-cell" style:data-style-name="N0">
      <style:table-cell-properties fo:border="thin solid #B2B2B2" fo:background-color="#FFFFCC"/>
    </style:style>
    <style:style style:name="Nota_32_2_32_2_32_2" style:display-name="Nota 2 2 2" style:family="table-cell" style:data-style-name="N0">
      <style:table-cell-properties fo:border="thin solid #B2B2B2" fo:background-color="#FFFFCC"/>
    </style:style>
    <style:style style:name="Nota_32_2_32_3" style:display-name="Nota 2 3" style:family="table-cell" style:data-style-name="N0">
      <style:table-cell-properties fo:border="thin solid #B2B2B2" fo:background-color="#FFFFCC"/>
    </style:style>
    <style:style style:name="Nota_32_2_32_4" style:display-name="Nota 2 4" style:family="table-cell" style:data-style-name="N0">
      <style:table-cell-properties fo:border="thin solid #B2B2B2" fo:background-color="#FFFFCC"/>
    </style:style>
    <style:style style:name="Nota_32_2_32_5" style:display-name="Nota 2 5" style:family="table-cell" style:data-style-name="N0">
      <style:table-cell-properties fo:border="thin solid #B2B2B2" fo:background-color="#FFFFCC"/>
    </style:style>
    <style:style style:name="Ruim_32_2" style:display-name="Ruim 2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Sa_237_da_32_2" style:display-name="Saída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style140146429561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01464295612_32_2" style:display-name="style140146429561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01464295612_32_3" style:display-name="style1401464295612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01464295612_32_4" style:display-name="style1401464295612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04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042_32_2" style:display-name="style141209930404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042_32_3" style:display-name="style1412099304042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042_32_4" style:display-name="style1412099304042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086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086_32_2" style:display-name="style1412099304086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086_32_3" style:display-name="style1412099304086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086_32_4" style:display-name="style1412099304086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388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388_32_2" style:display-name="style1412099304388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388_32_3" style:display-name="style1412099304388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388_32_4" style:display-name="style1412099304388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548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548_32_2" style:display-name="style1412099304548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548_32_3" style:display-name="style1412099304548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548_32_4" style:display-name="style1412099304548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59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595_32_2" style:display-name="style1412099304595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595_32_3" style:display-name="style1412099304595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595_32_4" style:display-name="style1412099304595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76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762_32_2" style:display-name="style141209930476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762_32_3" style:display-name="style1412099304762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762_32_4" style:display-name="style1412099304762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8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805_32_2" style:display-name="style1412099304805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805_32_3" style:display-name="style1412099304805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805_32_4" style:display-name="style1412099304805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575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5755_32_2" style:display-name="style1412099305755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5755_32_3" style:display-name="style1412099305755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5755_32_4" style:display-name="style1412099305755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58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5805_32_2" style:display-name="style1412099305805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5805_32_3" style:display-name="style1412099305805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5805_32_4" style:display-name="style1412099305805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15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155_32_2" style:display-name="style1412099324155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155_32_3" style:display-name="style1412099324155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155_32_4" style:display-name="style1412099324155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227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227_32_2" style:display-name="style1412099324227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227_32_3" style:display-name="style1412099324227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227_32_4" style:display-name="style1412099324227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26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265_32_2" style:display-name="style1412099324265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265_32_3" style:display-name="style1412099324265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265_32_4" style:display-name="style1412099324265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3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305_32_2" style:display-name="style1412099324305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305_32_3" style:display-name="style1412099324305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305_32_4" style:display-name="style1412099324305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34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344_32_2" style:display-name="style1412099324344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344_32_3" style:display-name="style1412099324344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344_32_4" style:display-name="style1412099324344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40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401_32_2" style:display-name="style1412099324401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401_32_3" style:display-name="style1412099324401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401_32_4" style:display-name="style1412099324401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487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487_32_2" style:display-name="style1412099324487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487_32_3" style:display-name="style1412099324487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487_32_4" style:display-name="style1412099324487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58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584_32_2" style:display-name="style1412099324584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584_32_3" style:display-name="style1412099324584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584_32_4" style:display-name="style1412099324584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269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269_32_2" style:display-name="style1412099326269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269_32_3" style:display-name="style1412099326269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269_32_4" style:display-name="style1412099326269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36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363_32_2" style:display-name="style141209932636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363_32_3" style:display-name="style1412099326363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363_32_4" style:display-name="style1412099326363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42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421_32_2" style:display-name="style1412099326421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421_32_3" style:display-name="style1412099326421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421_32_4" style:display-name="style1412099326421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46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461_32_2" style:display-name="style1412099326461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461_32_3" style:display-name="style1412099326461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461_32_4" style:display-name="style1412099326461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7130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7130_32_2" style:display-name="style1412099327130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7130_32_3" style:display-name="style1412099327130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7130_32_4" style:display-name="style1412099327130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exto_32_de_32_Aviso" style:display-name="Texto de Aviso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Texto_32_de_32_Aviso_32_2" style:display-name="Texto de Aviso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Texto_32_Explicativo" style:display-name="Texto Explicativo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Texto_32_Explicativo_32_2" style:display-name="Texto Explicativo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T_237_tulo" style:display-name="Título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_237_tulo_32_1" style:display-name="Título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T_237_tulo_32_1_32_2" style:display-name="Título 1 2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T_237_tulo_32_2_32_2" style:display-name="Título 2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_237_tulo_32_3_32_2" style:display-name="Título 3 2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_237_tulo_32_4_32_2" style:display-name="Título 4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_237_tulo_32_5" style:display-name="Título 5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rcelo Pitta;Mayra Pizzott</meta:initial-creator>
    <dc:creator>Mayra Pizzott</dc:creator>
    <meta:creation-date>2013-10-08T19:05:20Z</meta:creation-date>
    <dc:date>2021-04-07T19:43:29Z</dc:date>
    <meta:print-date>2014-01-18T15:59:50Z</meta:print-date>
  </office:meta>
</office:document-meta>
</file>